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a29" officeooo:paragraph-rsid="0012ea29"/>
    </style:style>
    <style:style style:name="P2" style:family="paragraph" style:parent-style-name="Standard">
      <style:text-properties officeooo:rsid="0012ea29" officeooo:paragraph-rsid="0015f87f"/>
    </style:style>
    <style:style style:name="P3" style:family="paragraph" style:parent-style-name="Standard">
      <style:text-properties officeooo:rsid="0012ea29" officeooo:paragraph-rsid="00166cb1"/>
    </style:style>
    <style:style style:name="P4" style:family="paragraph" style:parent-style-name="Standard">
      <style:text-properties officeooo:rsid="0012ea29" officeooo:paragraph-rsid="0017777a"/>
    </style:style>
    <style:style style:name="P5" style:family="paragraph" style:parent-style-name="Standard">
      <style:text-properties officeooo:rsid="0012ea29" officeooo:paragraph-rsid="0018f316"/>
    </style:style>
    <style:style style:name="P6" style:family="paragraph" style:parent-style-name="Standard">
      <style:text-properties officeooo:paragraph-rsid="0012ea29"/>
    </style:style>
    <style:style style:name="P7" style:family="paragraph" style:parent-style-name="Standard">
      <style:text-properties officeooo:paragraph-rsid="0018f316"/>
    </style:style>
    <style:style style:name="P8" style:family="paragraph" style:parent-style-name="Standard">
      <style:text-properties officeooo:paragraph-rsid="001961cf"/>
    </style:style>
    <style:style style:name="P9" style:family="paragraph" style:parent-style-name="Standard">
      <style:text-properties officeooo:paragraph-rsid="001b5855"/>
    </style:style>
    <style:style style:name="P10" style:family="paragraph" style:parent-style-name="Standard">
      <style:text-properties officeooo:paragraph-rsid="001ca2ba"/>
    </style:style>
    <style:style style:name="P11" style:family="paragraph" style:parent-style-name="Text_20_body">
      <style:text-properties officeooo:paragraph-rsid="001961cf"/>
    </style:style>
    <style:style style:name="P12" style:family="paragraph" style:parent-style-name="Text_20_body">
      <style:text-properties officeooo:paragraph-rsid="001b5855"/>
    </style:style>
    <style:style style:name="P13" style:family="paragraph" style:parent-style-name="Text_20_body">
      <style:text-properties officeooo:paragraph-rsid="001ca2ba"/>
    </style:style>
    <style:style style:name="P14" style:family="paragraph" style:parent-style-name="Text_20_body">
      <style:text-properties officeooo:paragraph-rsid="001da531"/>
    </style:style>
    <style:style style:name="P15" style:family="paragraph" style:parent-style-name="Text_20_body">
      <style:text-properties officeooo:paragraph-rsid="001e8ac5"/>
    </style:style>
    <style:style style:name="P16" style:family="paragraph" style:parent-style-name="Text_20_body">
      <style:text-properties officeooo:rsid="0012ea29" officeooo:paragraph-rsid="0012ea29"/>
    </style:style>
    <style:style style:name="P17" style:family="paragraph" style:parent-style-name="Text_20_body">
      <style:text-properties officeooo:rsid="0012ea29" officeooo:paragraph-rsid="001e8ac5"/>
    </style:style>
    <style:style style:name="P18" style:family="paragraph" style:parent-style-name="Text_20_body">
      <style:text-properties officeooo:paragraph-rsid="001ed4d8"/>
    </style:style>
    <style:style style:name="P19" style:family="paragraph" style:parent-style-name="Text_20_body">
      <style:text-properties officeooo:paragraph-rsid="001f81ad"/>
    </style:style>
    <style:style style:name="P20" style:family="paragraph" style:parent-style-name="Text_20_body">
      <style:text-properties officeooo:paragraph-rsid="0020cd15"/>
    </style:style>
    <style:style style:name="P21" style:family="paragraph" style:parent-style-name="Text_20_body">
      <style:text-properties officeooo:paragraph-rsid="0022701d"/>
    </style:style>
    <style:style style:name="P22" style:family="paragraph" style:parent-style-name="Text_20_body">
      <style:text-properties officeooo:paragraph-rsid="002393b6"/>
    </style:style>
    <style:style style:name="P23" style:family="paragraph" style:parent-style-name="Text_20_body">
      <style:text-properties officeooo:paragraph-rsid="0025613a"/>
    </style:style>
    <style:style style:name="P24" style:family="paragraph" style:parent-style-name="Text_20_body">
      <style:text-properties officeooo:paragraph-rsid="002716ad"/>
    </style:style>
    <style:style style:name="P25" style:family="paragraph" style:parent-style-name="Text_20_body">
      <style:text-properties officeooo:paragraph-rsid="0028fb66"/>
    </style:style>
    <style:style style:name="P26" style:family="paragraph" style:parent-style-name="Text_20_body">
      <style:text-properties officeooo:paragraph-rsid="002a3ae7"/>
    </style:style>
    <style:style style:name="P27" style:family="paragraph" style:parent-style-name="Text_20_body">
      <style:text-properties officeooo:paragraph-rsid="002df8ad"/>
    </style:style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>
      <style:text-properties officeooo:paragraph-rsid="002e678c"/>
    </style:style>
    <style:style style:name="P31" style:family="paragraph" style:parent-style-name="Text_20_body" style:list-style-name="L37"/>
    <style:style style:name="P32" style:family="paragraph" style:parent-style-name="Text_20_body" style:list-style-name="L19">
      <style:paragraph-properties fo:margin-top="0cm" fo:margin-bottom="0cm" style:contextual-spacing="false"/>
    </style:style>
    <style:style style:name="P33" style:family="paragraph" style:parent-style-name="Text_20_body" style:list-style-name="L20">
      <style:paragraph-properties fo:margin-top="0cm" fo:margin-bottom="0cm" style:contextual-spacing="false"/>
    </style:style>
    <style:style style:name="P34" style:family="paragraph" style:parent-style-name="Text_20_body" style:list-style-name="L37">
      <style:paragraph-properties fo:margin-top="0cm" fo:margin-bottom="0cm" style:contextual-spacing="false"/>
    </style:style>
    <style:style style:name="P35" style:family="paragraph" style:parent-style-name="Text_20_body">
      <style:paragraph-properties fo:margin-top="0cm" fo:margin-bottom="0.499cm" style:contextual-spacing="false"/>
      <style:text-properties officeooo:paragraph-rsid="002e678c"/>
    </style:style>
    <style:style style:name="P36" style:family="paragraph" style:parent-style-name="Text_20_body">
      <style:paragraph-properties fo:margin-top="0cm" fo:margin-bottom="0.499cm" style:contextual-spacing="false"/>
      <style:text-properties officeooo:paragraph-rsid="002ec1a8"/>
    </style:style>
    <style:style style:name="P37" style:family="paragraph" style:parent-style-name="Preformatted_20_Text">
      <style:text-properties officeooo:rsid="0012ea29" officeooo:paragraph-rsid="0012ea29"/>
    </style:style>
    <style:style style:name="P38" style:family="paragraph" style:parent-style-name="Preformatted_20_Text">
      <style:text-properties officeooo:paragraph-rsid="001b5855"/>
    </style:style>
    <style:style style:name="P39" style:family="paragraph" style:parent-style-name="Preformatted_20_Text">
      <style:text-properties officeooo:paragraph-rsid="001f81ad"/>
    </style:style>
    <style:style style:name="P40" style:family="paragraph" style:parent-style-name="Preformatted_20_Text">
      <style:text-properties officeooo:paragraph-rsid="0020cd15"/>
    </style:style>
    <style:style style:name="P41" style:family="paragraph" style:parent-style-name="Preformatted_20_Text">
      <style:text-properties officeooo:paragraph-rsid="0028fb66"/>
    </style:style>
    <style:style style:name="P42" style:family="paragraph" style:parent-style-name="Preformatted_20_Text">
      <style:text-properties officeooo:paragraph-rsid="002a3ae7"/>
    </style:style>
    <style:style style:name="P43" style:family="paragraph" style:parent-style-name="Preformatted_20_Text">
      <style:text-properties officeooo:paragraph-rsid="002df8ad"/>
    </style:style>
    <style:style style:name="P44" style:family="paragraph" style:parent-style-name="Preformatted_20_Text">
      <style:text-properties officeooo:paragraph-rsid="002e678c"/>
    </style:style>
    <style:style style:name="P45" style:family="paragraph" style:parent-style-name="Preformatted_20_Text">
      <style:paragraph-properties fo:margin-top="0cm" fo:margin-bottom="0.499cm" style:contextual-spacing="false"/>
    </style:style>
    <style:style style:name="P46" style:family="paragraph" style:parent-style-name="Preformatted_20_Text">
      <style:paragraph-properties fo:margin-top="0cm" fo:margin-bottom="0.499cm" style:contextual-spacing="false"/>
      <style:text-properties officeooo:paragraph-rsid="002ec1a8"/>
    </style:style>
    <style:style style:name="P47" style:family="paragraph" style:parent-style-name="Heading_20_4">
      <style:text-properties officeooo:rsid="0012ea29" officeooo:paragraph-rsid="0012ea29"/>
    </style:style>
    <style:style style:name="P48" style:family="paragraph" style:parent-style-name="Heading_20_4">
      <style:text-properties officeooo:rsid="0012ea29" officeooo:paragraph-rsid="0015f87f"/>
    </style:style>
    <style:style style:name="P49" style:family="paragraph" style:parent-style-name="Heading_20_4">
      <style:text-properties officeooo:rsid="0012ea29" officeooo:paragraph-rsid="00166cb1"/>
    </style:style>
    <style:style style:name="P50" style:family="paragraph" style:parent-style-name="Heading_20_4">
      <style:text-properties officeooo:rsid="0012ea29" officeooo:paragraph-rsid="0017777a"/>
    </style:style>
    <style:style style:name="P51" style:family="paragraph" style:parent-style-name="Heading_20_4">
      <style:text-properties officeooo:rsid="0012ea29" officeooo:paragraph-rsid="0018f316"/>
    </style:style>
    <style:style style:name="P52" style:family="paragraph" style:parent-style-name="Heading_20_4">
      <style:text-properties officeooo:paragraph-rsid="0018f316"/>
    </style:style>
    <style:style style:name="P53" style:family="paragraph" style:parent-style-name="Heading_20_4">
      <style:text-properties officeooo:paragraph-rsid="001961cf"/>
    </style:style>
    <style:style style:name="P54" style:family="paragraph" style:parent-style-name="Heading_20_4">
      <style:text-properties officeooo:paragraph-rsid="001b5855"/>
    </style:style>
    <style:style style:name="P55" style:family="paragraph" style:parent-style-name="Heading_20_4">
      <style:text-properties officeooo:paragraph-rsid="001ca2ba"/>
    </style:style>
    <style:style style:name="P56" style:family="paragraph" style:parent-style-name="Heading_20_4">
      <style:text-properties officeooo:paragraph-rsid="001da531"/>
    </style:style>
    <style:style style:name="P57" style:family="paragraph" style:parent-style-name="Heading_20_4">
      <style:text-properties officeooo:paragraph-rsid="001e8ac5"/>
    </style:style>
    <style:style style:name="P58" style:family="paragraph" style:parent-style-name="Heading_20_4">
      <style:text-properties officeooo:paragraph-rsid="001ed4d8"/>
    </style:style>
    <style:style style:name="P59" style:family="paragraph" style:parent-style-name="Heading_20_4">
      <style:text-properties officeooo:paragraph-rsid="001f81ad"/>
    </style:style>
    <style:style style:name="P60" style:family="paragraph" style:parent-style-name="Heading_20_4">
      <style:text-properties officeooo:paragraph-rsid="0020cd15"/>
    </style:style>
    <style:style style:name="P61" style:family="paragraph" style:parent-style-name="Heading_20_4">
      <style:text-properties officeooo:paragraph-rsid="0028fb66"/>
    </style:style>
    <style:style style:name="P62" style:family="paragraph" style:parent-style-name="Heading_20_4">
      <style:text-properties officeooo:paragraph-rsid="002a3ae7"/>
    </style:style>
    <style:style style:name="P63" style:family="paragraph" style:parent-style-name="Heading_20_4">
      <style:text-properties officeooo:paragraph-rsid="002df8ad"/>
    </style:style>
    <style:style style:name="P64" style:family="paragraph" style:parent-style-name="Heading_20_3">
      <style:text-properties officeooo:paragraph-rsid="001ca2ba"/>
    </style:style>
    <style:style style:name="P65" style:family="paragraph" style:parent-style-name="Heading_20_3">
      <style:text-properties officeooo:rsid="0012ea29" officeooo:paragraph-rsid="0012ea29"/>
    </style:style>
    <style:style style:name="P66" style:family="paragraph" style:parent-style-name="Heading_20_3">
      <style:text-properties officeooo:paragraph-rsid="0020cd15"/>
    </style:style>
    <style:style style:name="P67" style:family="paragraph" style:parent-style-name="Heading_20_3">
      <style:text-properties officeooo:paragraph-rsid="002393b6"/>
    </style:style>
    <style:style style:name="P68" style:family="paragraph" style:parent-style-name="Heading_20_3">
      <style:text-properties officeooo:paragraph-rsid="0025613a"/>
    </style:style>
    <style:style style:name="P69" style:family="paragraph" style:parent-style-name="Heading_20_3">
      <style:text-properties officeooo:paragraph-rsid="0028fb66"/>
    </style:style>
    <style:style style:name="P70" style:family="paragraph" style:parent-style-name="Heading_20_3">
      <style:text-properties officeooo:paragraph-rsid="002a3ae7"/>
    </style:style>
    <style:style style:name="P71" style:family="paragraph" style:parent-style-name="Heading_20_3">
      <style:text-properties officeooo:paragraph-rsid="002df8ad"/>
    </style:style>
    <style:style style:name="P72" style:family="paragraph" style:parent-style-name="Heading_20_3">
      <style:text-properties officeooo:paragraph-rsid="002e678c"/>
    </style:style>
    <style:style style:name="P73" style:family="paragraph" style:parent-style-name="Heading_20_3">
      <style:paragraph-properties fo:break-before="page"/>
      <style:text-properties officeooo:paragraph-rsid="001ca2ba"/>
    </style:style>
    <style:style style:name="P74" style:family="paragraph" style:parent-style-name="Heading_20_3">
      <style:paragraph-properties fo:break-before="page"/>
      <style:text-properties officeooo:paragraph-rsid="001ed4d8"/>
    </style:style>
    <style:style style:name="P75" style:family="paragraph" style:parent-style-name="Heading_20_3">
      <style:paragraph-properties fo:break-before="page"/>
      <style:text-properties officeooo:paragraph-rsid="0020cd15"/>
    </style:style>
    <style:style style:name="P76" style:family="paragraph" style:parent-style-name="Heading_20_3">
      <style:paragraph-properties fo:break-before="page"/>
      <style:text-properties officeooo:paragraph-rsid="0025613a"/>
    </style:style>
    <style:style style:name="P77" style:family="paragraph" style:parent-style-name="Heading_20_3">
      <style:paragraph-properties fo:margin-top="0cm" fo:margin-bottom="0.499cm" style:contextual-spacing="false"/>
    </style:style>
    <style:style style:name="P78" style:family="paragraph" style:parent-style-name="Heading_20_3">
      <style:paragraph-properties fo:margin-top="0cm" fo:margin-bottom="0.499cm" style:contextual-spacing="false"/>
      <style:text-properties officeooo:paragraph-rsid="002ec1a8"/>
    </style:style>
    <style:style style:name="P79" style:family="paragraph" style:parent-style-name="Heading_20_3">
      <style:paragraph-properties fo:margin-top="0cm" fo:margin-bottom="0.499cm" style:contextual-spacing="false" fo:break-before="page"/>
      <style:text-properties officeooo:paragraph-rsid="002ec1a8"/>
    </style:style>
    <style:style style:name="P80" style:family="paragraph" style:parent-style-name="Heading_20_2">
      <style:text-properties officeooo:rsid="0012ea29" officeooo:paragraph-rsid="0012ea29"/>
    </style:style>
    <style:style style:name="P81" style:family="paragraph" style:parent-style-name="Heading_20_2">
      <style:paragraph-properties fo:break-before="page"/>
      <style:text-properties officeooo:paragraph-rsid="0020cd15"/>
    </style:style>
    <style:style style:name="P82" style:family="paragraph" style:parent-style-name="Heading_20_2">
      <style:paragraph-properties fo:break-before="page"/>
      <style:text-properties officeooo:paragraph-rsid="0025613a"/>
    </style:style>
    <style:style style:name="P83" style:family="paragraph" style:parent-style-name="Heading_20_2">
      <style:paragraph-properties fo:break-before="page"/>
      <style:text-properties officeooo:rsid="0012ea29" officeooo:paragraph-rsid="0012ea29"/>
    </style:style>
    <style:style style:name="P84" style:family="paragraph" style:parent-style-name="Heading_20_2">
      <style:paragraph-properties fo:break-before="page"/>
      <style:text-properties officeooo:paragraph-rsid="002df8ad"/>
    </style:style>
    <style:style style:name="P85" style:family="paragraph" style:parent-style-name="Heading_20_2">
      <style:paragraph-properties fo:break-before="page"/>
      <style:text-properties officeooo:paragraph-rsid="002e678c"/>
    </style:style>
    <style:style style:name="P86" style:family="paragraph" style:parent-style-name="Table_20_Contents">
      <style:text-properties officeooo:rsid="0020cd15" officeooo:paragraph-rsid="0020cd15"/>
    </style:style>
    <style:style style:name="P87" style:family="paragraph" style:parent-style-name="Heading_20_1">
      <style:paragraph-properties fo:break-before="page"/>
      <style:text-properties officeooo:paragraph-rsid="002df8ad"/>
    </style:style>
    <style:style style:name="P88" style:family="paragraph" style:parent-style-name="Heading_20_1">
      <style:paragraph-properties fo:break-before="page"/>
      <style:text-properties officeooo:rsid="0012ea29" officeooo:paragraph-rsid="0012ea29"/>
    </style:style>
    <style:style style:name="P89" style:family="paragraph" style:parent-style-name="Heading_20_1">
      <style:paragraph-properties fo:margin-top="0cm" fo:margin-bottom="0.499cm" style:contextual-spacing="false" fo:break-before="page"/>
      <style:text-properties officeooo:paragraph-rsid="002ec1a8"/>
    </style:style>
    <style:style style:name="T1" style:family="text">
      <style:text-properties officeooo:rsid="0012ea29"/>
    </style:style>
    <style:style style:name="T2" style:family="text">
      <style:text-properties fo:font-weight="bold"/>
    </style:style>
    <style:style style:name="T3" style:family="text">
      <style:text-properties fo:font-weight="bold" officeooo:rsid="0012ea29"/>
    </style:style>
    <style:style style:name="T4" style:family="text">
      <style:text-properties officeooo:rsid="0022701d"/>
    </style:style>
    <style:style style:name="T5" style:family="text">
      <style:text-properties officeooo:rsid="002393b6"/>
    </style:style>
    <style:style style:name="T6" style:family="text">
      <style:text-properties officeooo:rsid="002e678c"/>
    </style:style>
    <style:style style:name="T7" style:family="text">
      <style:text-properties officeooo:rsid="002ec1a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nsorflow</text:p>
      <text:h text:style-name="P80" text:outline-level="2"/>
      <text:h text:style-name="P88" text:outline-level="1"><text:bookmark text:name="building-graphs"/>Building Graphs</text:h>
      <text:p text:style-name="P16">Contents</text:p>
      <text:list xml:id="list8959296819043355949" text:style-name="L20">
        <text:list-item>
          <text:p text:style-name="P33"><text:a xlink:type="simple" xlink:href="https://www.tensorflow.org/versions/r0.8/api_docs/python/framework.html#building-graphs">Building Graphs</text:a> </text:p>
          <text:list>
            <text:list-item>
              <text:p text:style-name="P33"><text:a xlink:type="simple" xlink:href="https://www.tensorflow.org/versions/r0.8/api_docs/python/framework.html#core-graph-data-structures">Core graph data structures</text:a> </text:p>
              <text:list>
                <text:list-item>
                  <text:p text:style-name="P33"><text:a xlink:type="simple" xlink:href="https://www.tensorflow.org/versions/r0.8/api_docs/python/framework.html#Graph"><text:span text:style-name="Source_20_Text">class tf.Graph</text:span></text:a> </text:p>
                </text:list-item>
                <text:list-item>
                  <text:p text:style-name="P33"><text:a xlink:type="simple" xlink:href="https://www.tensorflow.org/versions/r0.8/api_docs/python/framework.html#Operation"><text:span text:style-name="Source_20_Text">class tf.Operation</text:span></text:a> </text:p>
                </text:list-item>
                <text:list-item>
                  <text:p text:style-name="P33"><text:a xlink:type="simple" xlink:href="https://www.tensorflow.org/versions/r0.8/api_docs/python/framework.html#Tensor"><text:span text:style-name="Source_20_Text">class tf.Tensor</text:span></text:a> </text:p>
                </text:list-item>
              </text:list>
            </text:list-item>
            <text:list-item>
              <text:p text:style-name="P33"><text:a xlink:type="simple" xlink:href="https://www.tensorflow.org/versions/r0.8/api_docs/python/framework.html#tensor-types">Tensor types</text:a> </text:p>
              <text:list>
                <text:list-item>
                  <text:p text:style-name="P33"><text:a xlink:type="simple" xlink:href="https://www.tensorflow.org/versions/r0.8/api_docs/python/framework.html#DType"><text:span text:style-name="Source_20_Text">class tf.DType</text:span></text:a> </text:p>
                </text:list-item>
                <text:list-item>
                  <text:p text:style-name="P33"><text:a xlink:type="simple" xlink:href="https://www.tensorflow.org/versions/r0.8/api_docs/python/framework.html#as_dtype"><text:span text:style-name="Source_20_Text">tf.as_dtype(type_value)</text:span></text:a> </text:p>
                </text:list-item>
              </text:list>
            </text:list-item>
            <text:list-item>
              <text:p text:style-name="P33"><text:a xlink:type="simple" xlink:href="https://www.tensorflow.org/versions/r0.8/api_docs/python/framework.html#utility-functions">Utility functions</text:a> </text:p>
              <text:list>
                <text:list-item>
                  <text:p text:style-name="P33"><text:a xlink:type="simple" xlink:href="https://www.tensorflow.org/versions/r0.8/api_docs/python/framework.html#device"><text:span text:style-name="Source_20_Text">tf.device(device_name_or_function)</text:span></text:a> </text:p>
                </text:list-item>
                <text:list-item>
                  <text:p text:style-name="P33"><text:a xlink:type="simple" xlink:href="https://www.tensorflow.org/versions/r0.8/api_docs/python/framework.html#name_scope"><text:span text:style-name="Source_20_Text">tf.name_scope(name)</text:span></text:a> </text:p>
                </text:list-item>
                <text:list-item>
                  <text:p text:style-name="P33"><text:a xlink:type="simple" xlink:href="https://www.tensorflow.org/versions/r0.8/api_docs/python/framework.html#control_dependencies"><text:span text:style-name="Source_20_Text">tf.control_dependencies(control_inputs)</text:span></text:a> </text:p>
                </text:list-item>
                <text:list-item>
                  <text:p text:style-name="P33"><text:a xlink:type="simple" xlink:href="https://www.tensorflow.org/versions/r0.8/api_docs/python/framework.html#convert_to_tensor"><text:span text:style-name="Source_20_Text">tf.convert_to_tensor(value, dtype=None, name=None, as_ref=False)</text:span></text:a> </text:p>
                </text:list-item>
                <text:list-item>
                  <text:p text:style-name="P33"><text:a xlink:type="simple" xlink:href="https://www.tensorflow.org/versions/r0.8/api_docs/python/framework.html#convert_to_tensor_or_indexed_slices"><text:span text:style-name="Source_20_Text">tf.convert_to_tensor_or_indexed_slices(value, dtype=None, name=None, as_ref=False)</text:span></text:a> </text:p>
                </text:list-item>
                <text:list-item>
                  <text:p text:style-name="P33"><text:a xlink:type="simple" xlink:href="https://www.tensorflow.org/versions/r0.8/api_docs/python/framework.html#get_default_graph"><text:span text:style-name="Source_20_Text">tf.get_default_graph()</text:span></text:a> </text:p>
                </text:list-item>
                <text:list-item>
                  <text:p text:style-name="P33"><text:a xlink:type="simple" xlink:href="https://www.tensorflow.org/versions/r0.8/api_docs/python/framework.html#reset_default_graph"><text:span text:style-name="Source_20_Text">tf.reset_default_graph()</text:span></text:a> </text:p>
                </text:list-item>
                <text:list-item>
                  <text:p text:style-name="P33"><text:a xlink:type="simple" xlink:href="https://www.tensorflow.org/versions/r0.8/api_docs/python/framework.html#import_graph_def"><text:span text:style-name="Source_20_Text">tf.import_graph_def(graph_def, input_map=None, return_elements=None, name=None, op_dict=None)</text:span></text:a> </text:p>
                </text:list-item>
                <text:list-item>
                  <text:p text:style-name="P33"><text:a xlink:type="simple" xlink:href="https://www.tensorflow.org/versions/r0.8/api_docs/python/framework.html#load_file_system_library"><text:span text:style-name="Source_20_Text">tf.load_file_system_library(library_filename)</text:span></text:a> </text:p>
                </text:list-item>
                <text:list-item>
                  <text:p text:style-name="P33"><text:a xlink:type="simple" xlink:href="https://www.tensorflow.org/versions/r0.8/api_docs/python/framework.html#load_op_library"><text:span text:style-name="Source_20_Text">tf.load_op_library(library_filename)</text:span></text:a> </text:p>
                </text:list-item>
              </text:list>
            </text:list-item>
            <text:list-item>
              <text:p text:style-name="P33"><text:a xlink:type="simple" xlink:href="https://www.tensorflow.org/versions/r0.8/api_docs/python/framework.html#graph-collections">Graph collections</text:a> </text:p>
              <text:list>
                <text:list-item>
                  <text:p text:style-name="P33"><text:a xlink:type="simple" xlink:href="https://www.tensorflow.org/versions/r0.8/api_docs/python/framework.html#add_to_collection"><text:span text:style-name="Source_20_Text">tf.add_to_collection(name, value)</text:span></text:a> </text:p>
                </text:list-item>
                <text:list-item>
                  <text:p text:style-name="P33"><text:a xlink:type="simple" xlink:href="https://www.tensorflow.org/versions/r0.8/api_docs/python/framework.html#get_collection"><text:span text:style-name="Source_20_Text">tf.get_collection(key, scope=None)</text:span></text:a> </text:p>
                </text:list-item>
                <text:list-item>
                  <text:p text:style-name="P33"><text:a xlink:type="simple" xlink:href="https://www.tensorflow.org/versions/r0.8/api_docs/python/framework.html#get_collection_ref"><text:span text:style-name="Source_20_Text">tf.get_collection_ref(key)</text:span></text:a> </text:p>
                </text:list-item>
                <text:list-item>
                  <text:p text:style-name="P33"><text:a xlink:type="simple" xlink:href="https://www.tensorflow.org/versions/r0.8/api_docs/python/framework.html#GraphKeys"><text:span text:style-name="Source_20_Text">class tf.GraphKeys</text:span></text:a> </text:p>
                </text:list-item>
              </text:list>
            </text:list-item>
            <text:list-item>
              <text:p text:style-name="P33"><text:a xlink:type="simple" xlink:href="https://www.tensorflow.org/versions/r0.8/api_docs/python/framework.html#defining-new-operations">Defining new operations</text:a> </text:p>
              <text:list>
                <text:list-item>
                  <text:p text:style-name="P33"><text:a xlink:type="simple" xlink:href="https://www.tensorflow.org/versions/r0.8/api_docs/python/framework.html#RegisterGradient"><text:span text:style-name="Source_20_Text">class tf.RegisterGradient</text:span></text:a> </text:p>
                </text:list-item>
                <text:list-item>
                  <text:p text:style-name="P33"><text:a xlink:type="simple" xlink:href="https://www.tensorflow.org/versions/r0.8/api_docs/python/framework.html#NoGradient"><text:span text:style-name="Source_20_Text">tf.NoGradient(op_type)</text:span></text:a> </text:p>
                </text:list-item>
                <text:list-item>
                  <text:p text:style-name="P33"><text:a xlink:type="simple" xlink:href="https://www.tensorflow.org/versions/r0.8/api_docs/python/framework.html#RegisterShape"><text:span text:style-name="Source_20_Text">class tf.RegisterShape</text:span></text:a> </text:p>
                </text:list-item>
                <text:list-item>
                  <text:p text:style-name="P33"><text:a xlink:type="simple" xlink:href="https://www.tensorflow.org/versions/r0.8/api_docs/python/framework.html#TensorShape"><text:span text:style-name="Source_20_Text">class tf.TensorShape</text:span></text:a> </text:p>
                </text:list-item>
                <text:list-item>
                  <text:p text:style-name="P33"><text:a xlink:type="simple" xlink:href="https://www.tensorflow.org/versions/r0.8/api_docs/python/framework.html#Dimension"><text:span text:style-name="Source_20_Text">class tf.Dimension</text:span></text:a> </text:p>
                </text:list-item>
                <text:list-item>
                  <text:p text:style-name="P33"><text:a xlink:type="simple" xlink:href="https://www.tensorflow.org/versions/r0.8/api_docs/python/framework.html#op_scope"><text:span text:style-name="Source_20_Text">tf.op_scope(values, name, default_name=None)</text:span></text:a> </text:p>
                </text:list-item>
                <text:list-item>
                  <text:p text:style-name="P33"><text:soft-page-break/><text:a xlink:type="simple" xlink:href="https://www.tensorflow.org/versions/r0.8/api_docs/python/framework.html#get_seed"><text:span text:style-name="Source_20_Text">tf.get_seed(op_seed)</text:span></text:a> </text:p>
                </text:list-item>
              </text:list>
            </text:list-item>
            <text:list-item>
              <text:p text:style-name="P33"><text:a xlink:type="simple" xlink:href="https://www.tensorflow.org/versions/r0.8/api_docs/python/framework.html#for-libraries-building-on-tensorflow">For libraries building on TensorFlow</text:a> </text:p>
              <text:list>
                <text:list-item>
                  <text:p text:style-name="P33"><text:a xlink:type="simple" xlink:href="https://www.tensorflow.org/versions/r0.8/api_docs/python/framework.html#register_tensor_conversion_function"><text:span text:style-name="Source_20_Text">tf.register_tensor_conversion_function(base_type, conversion_func, priority=100)</text:span></text:a> </text:p>
                </text:list-item>
              </text:list>
            </text:list-item>
            <text:list-item>
              <text:p text:style-name="P33"><text:a xlink:type="simple" xlink:href="https://www.tensorflow.org/versions/r0.8/api_docs/python/framework.html#other-functions-and-classes">Other Functions and Classes</text:a> </text:p>
              <text:list>
                <text:list-item>
                  <text:p text:style-name="P29"><text:a xlink:type="simple" xlink:href="https://www.tensorflow.org/versions/r0.8/api_docs/python/framework.html#bytes"><text:span text:style-name="Source_20_Text">class tf.bytes</text:span></text:a> </text:p>
                </text:list-item>
              </text:list>
            </text:list-item>
          </text:list>
        </text:list-item>
      </text:list>
      <text:p text:style-name="P16"/>
      <text:h text:style-name="P83" text:outline-level="2"><text:bookmark text:name="core-graph-data-structures"/>Core graph data structures</text:h>
      <text:h text:style-name="P65" text:outline-level="3"><text:bookmark text:name="Graph"/><text:span text:style-name="Source_20_Text">class tf.Graph</text:span></text:h>
      <text:h text:style-name="P47" text:outline-level="4"><text:bookmark text:name="Graph.__init__"/><text:span text:style-name="Source_20_Text">tf.Graph.__init__()</text:span></text:h>
      <text:p text:style-name="P17">创建一个 <text:span text:style-name="Source_20_Text">Graph</text:span></text:p>
      <text:p text:style-name="P16"/>
      <text:p text:style-name="P16"><text:span text:style-name="Source_20_Text"/></text:p>
      <text:h text:style-name="P47" text:outline-level="4"><text:bookmark text:name="Graph.as_default"/><text:span text:style-name="Source_20_Text">tf.Graph.as_default()</text:span></text:h>
      <text:p text:style-name="P37"><text:span text:style-name="Source_20_Text">g = tf.Graph()</text:span></text:p>
      <text:p text:style-name="Preformatted_20_Text"><text:span text:style-name="Source_20_Text">with g.as_default():</text:span></text:p>
      <text:p text:style-name="Preformatted_20_Text"><text:span text:style-name="Source_20_Text"><text:s text:c="2"/>c = tf.constant(5.0)</text:span></text:p>
      <text:p text:style-name="P45"><text:span text:style-name="Source_20_Text"><text:s text:c="2"/>assert c.graph is g</text:span></text:p>
      <text:p text:style-name="P1"/>
      <text:p text:style-name="P1"/>
      <text:h text:style-name="P47" text:outline-level="4"><text:bookmark text:name="Graph.as_graph_def"/><text:span text:style-name="Source_20_Text">tf.Graph.as_graph_def(from_version=None, add_shapes=False)</text:span></text:h>
      <text:p text:style-name="P15">返回一个序列化的<text:span text:style-name="Source_20_Text">GraphDef协议缓冲区</text:span></text:p>
      <text:p text:style-name="P15"><text:span text:style-name="Source_20_Text"><text:span text:style-name="T3">from_version</text:span></text:span><text:span text:style-name="T1">: Optional. If this is set, returns a </text:span><text:span text:style-name="Source_20_Text"><text:span text:style-name="T1">GraphDef</text:span></text:span><text:span text:style-name="T1"> containing only the nodes that were added to this graph since its </text:span><text:span text:style-name="Source_20_Text"><text:span text:style-name="T1">version</text:span></text:span><text:span text:style-name="T1"> property had the given value.</text:span></text:p>
      <text:p text:style-name="P15"><text:span text:style-name="Source_20_Text"><text:span text:style-name="T2">add_shapes</text:span></text:span>: If true, adds an "_output_shapes" list attr to each node with the inferred shapes of each of its outputs. </text:p>
      <text:p text:style-name="P1"/>
      <text:p text:style-name="P1"/>
      <text:p text:style-name="P1"/>
      <text:h text:style-name="P47" text:outline-level="4"><text:bookmark text:name="Graph.finalize"/><text:span text:style-name="Source_20_Text">tf.Graph.finalize()</text:span></text:h>
      <text:p text:style-name="P2">宣布 <text:span text:style-name="Source_20_Text">Graph构建完成并将其只读</text:span></text:p>
      <text:p text:style-name="P2"/>
      <text:p text:style-name="P2"/>
      <text:h text:style-name="P48" text:outline-level="4"><text:bookmark text:name="Graph.finalized"/><text:span text:style-name="Source_20_Text">tf.Graph.finalized</text:span></text:h>
      <text:p text:style-name="Text_20_body">True if this graph has been finalized.</text:p>
      <text:p text:style-name="P2"><text:span text:style-name="Source_20_Text"/></text:p>
      <text:p text:style-name="P1"/>
      <text:p text:style-name="P6"><text:bookmark text:name="Graph.control_dependencies"/><text:span text:style-name="Source_20_Text">tf.Graph.control_dependencies(control_inputs)</text:span></text:p>
      <text:p text:style-name="P6"><text:span text:style-name="Source_20_Text">用于构建依赖关系</text:span></text:p>
      <text:p text:style-name="P37"><text:span text:style-name="Source_20_Text">with g.control_dependencies([a, b]):</text:span></text:p>
      <text:p text:style-name="Preformatted_20_Text"><text:span text:style-name="Source_20_Text"><text:s text:c="2"/># Ops constructed here run after `a` and `b`.</text:span></text:p>
      <text:p text:style-name="Preformatted_20_Text"><text:span text:style-name="Source_20_Text"><text:s text:c="2"/>with g.control_dependencies([c, d]):</text:span></text:p>
      <text:p text:style-name="P45"><text:span text:style-name="Source_20_Text"><text:s text:c="4"/># Ops constructed here run after `a`, `b`, `c`, and `d`.</text:span></text:p>
      <text:p text:style-name="P37"><text:soft-page-break/><text:span text:style-name="Source_20_Text">with g.control_dependencies([a, b]):</text:span></text:p>
      <text:p text:style-name="Preformatted_20_Text"><text:span text:style-name="Source_20_Text"><text:s text:c="2"/># Ops constructed here run after `a` and `b`.</text:span></text:p>
      <text:p text:style-name="Preformatted_20_Text"><text:span text:style-name="Source_20_Text"><text:s text:c="2"/>with g.control_dependencies(None):</text:span></text:p>
      <text:p text:style-name="Preformatted_20_Text"><text:span text:style-name="Source_20_Text"><text:s text:c="4"/># Ops constructed here run normally, not waiting for either `a` or `b`.</text:span></text:p>
      <text:p text:style-name="Preformatted_20_Text"><text:span text:style-name="Source_20_Text"><text:s text:c="4"/>with g.control_dependencies([c, d]):</text:span></text:p>
      <text:p text:style-name="Preformatted_20_Text"><text:span text:style-name="Source_20_Text"><text:s text:c="6"/># Ops constructed here run after `c` and `d`, also not waiting</text:span></text:p>
      <text:p text:style-name="P45"><text:span text:style-name="Source_20_Text"><text:s text:c="6"/># for either `a` or `b`.</text:span></text:p>
      <text:p text:style-name="P37"><text:span text:style-name="Source_20_Text"># WRONG</text:span></text:p>
      <text:p text:style-name="Preformatted_20_Text"><text:span text:style-name="Source_20_Text">def my_func(pred, tensor):</text:span></text:p>
      <text:p text:style-name="Preformatted_20_Text"><text:span text:style-name="Source_20_Text"><text:s text:c="2"/>t = tf.matmul(tensor, tensor)</text:span></text:p>
      <text:p text:style-name="Preformatted_20_Text"><text:span text:style-name="Source_20_Text"><text:s text:c="2"/>with tf.control_dependencies([pred]):</text:span></text:p>
      <text:p text:style-name="Preformatted_20_Text"><text:span text:style-name="Source_20_Text"><text:s text:c="4"/># The matmul op is created outside the context, so no control</text:span></text:p>
      <text:p text:style-name="Preformatted_20_Text"><text:span text:style-name="Source_20_Text"><text:s text:c="4"/># dependency will be added.</text:span></text:p>
      <text:p text:style-name="Preformatted_20_Text"><text:span text:style-name="Source_20_Text"><text:s text:c="4"/>return t</text:span></text:p>
      <text:p text:style-name="Preformatted_20_Text"/>
      <text:p text:style-name="Preformatted_20_Text"><text:span text:style-name="Source_20_Text"># RIGHT</text:span></text:p>
      <text:p text:style-name="Preformatted_20_Text"><text:span text:style-name="Source_20_Text">def my_func(pred, tensor):</text:span></text:p>
      <text:p text:style-name="Preformatted_20_Text"><text:span text:style-name="Source_20_Text"><text:s text:c="2"/>with tf.control_dependencies([pred]):</text:span></text:p>
      <text:p text:style-name="Preformatted_20_Text"><text:span text:style-name="Source_20_Text"><text:s text:c="4"/># The matmul op is created in the context, so a control dependency</text:span></text:p>
      <text:p text:style-name="Preformatted_20_Text"><text:span text:style-name="Source_20_Text"><text:s text:c="4"/># will be added.</text:span></text:p>
      <text:p text:style-name="P45"><text:span text:style-name="Source_20_Text"><text:s text:c="4"/>return tf.matmul(tensor, tensor)</text:span></text:p>
      <text:p text:style-name="P6"/>
      <text:p text:style-name="P6"><text:span text:style-name="T1"><text:s/></text:span><text:bookmark text:name="Graph.device"/><text:span text:style-name="Source_20_Text">tf.Graph.device(device_name_or_function)</text:span></text:p>
      <text:p text:style-name="P6"><text:span text:style-name="Source_20_Text">用于在CPU/GPU或多GPU之间做切换</text:span></text:p>
      <text:p text:style-name="P37"><text:span text:style-name="Source_20_Text">with g.device('/gpu:0'):</text:span></text:p>
      <text:p text:style-name="Preformatted_20_Text"><text:span text:style-name="Source_20_Text"><text:s text:c="2"/># All operations constructed in this context will be placed</text:span></text:p>
      <text:p text:style-name="Preformatted_20_Text"><text:span text:style-name="Source_20_Text"><text:s text:c="2"/># on GPU 0.</text:span></text:p>
      <text:p text:style-name="Preformatted_20_Text"><text:span text:style-name="Source_20_Text"><text:s text:c="2"/>with g.device(None):</text:span></text:p>
      <text:p text:style-name="Preformatted_20_Text"><text:span text:style-name="Source_20_Text"><text:s text:c="4"/># All operations constructed in this context will have no</text:span></text:p>
      <text:p text:style-name="Preformatted_20_Text"><text:span text:style-name="Source_20_Text"><text:s text:c="4"/># assigned device.</text:span></text:p>
      <text:p text:style-name="Preformatted_20_Text"/>
      <text:p text:style-name="Preformatted_20_Text"><text:span text:style-name="Source_20_Text"># Defines a function from `Operation` to device string.</text:span></text:p>
      <text:p text:style-name="Preformatted_20_Text"><text:span text:style-name="Source_20_Text">def matmul_on_gpu(n):</text:span></text:p>
      <text:p text:style-name="Preformatted_20_Text"><text:span text:style-name="Source_20_Text"><text:s text:c="2"/>if n.type == "MatMul":</text:span></text:p>
      <text:p text:style-name="Preformatted_20_Text"><text:span text:style-name="Source_20_Text"><text:s text:c="4"/>return "/gpu:0"</text:span></text:p>
      <text:p text:style-name="Preformatted_20_Text"><text:span text:style-name="Source_20_Text"><text:s text:c="2"/>else:</text:span></text:p>
      <text:p text:style-name="Preformatted_20_Text"><text:span text:style-name="Source_20_Text"><text:s text:c="4"/>return "/cpu:0"</text:span></text:p>
      <text:p text:style-name="Preformatted_20_Text"/>
      <text:p text:style-name="Preformatted_20_Text"><text:span text:style-name="Source_20_Text">with g.device(matmul_on_gpu):</text:span></text:p>
      <text:p text:style-name="Preformatted_20_Text"><text:span text:style-name="Source_20_Text"><text:s text:c="2"/># All operations of type "MatMul" constructed in this context</text:span></text:p>
      <text:p text:style-name="Preformatted_20_Text"><text:span text:style-name="Source_20_Text"><text:s text:c="2"/># will be placed on GPU 0; all other operations will be placed</text:span></text:p>
      <text:p text:style-name="P45"><text:span text:style-name="Source_20_Text"><text:s text:c="2"/># on CPU 0.</text:span></text:p>
      <text:p text:style-name="P1"/>
      <text:h text:style-name="P47" text:outline-level="4"><text:bookmark text:name="Graph.name_scope"/><text:span text:style-name="Source_20_Text">tf.Graph.name_scope(name)</text:span></text:h>
      <text:p text:style-name="P1">用于建立分级的对象名称</text:p>
      <text:p text:style-name="P37"><text:span text:style-name="Source_20_Text">with tf.Graph().as_default() as g:</text:span></text:p>
      <text:p text:style-name="Preformatted_20_Text"><text:span text:style-name="Source_20_Text"><text:s text:c="2"/>c = tf.constant(5.0, name="c")</text:span></text:p>
      <text:p text:style-name="Preformatted_20_Text"><text:span text:style-name="Source_20_Text"><text:s text:c="2"/>assert c.op.name == "c"</text:span></text:p>
      <text:p text:style-name="Preformatted_20_Text"><text:span text:style-name="Source_20_Text"><text:s text:c="2"/>c_1 = tf.constant(6.0, name="c")</text:span></text:p>
      <text:p text:style-name="Preformatted_20_Text"><text:span text:style-name="Source_20_Text"><text:s text:c="2"/>assert c_1.op.name == "c_1"</text:span></text:p>
      <text:p text:style-name="Preformatted_20_Text"/>
      <text:p text:style-name="Preformatted_20_Text"><text:span text:style-name="Source_20_Text"><text:s text:c="2"/># Creates a scope called "nested"</text:span></text:p>
      <text:p text:style-name="Preformatted_20_Text"><text:span text:style-name="Source_20_Text"><text:s text:c="2"/>with g.name_scope("nested") as scope:</text:span></text:p>
      <text:p text:style-name="Preformatted_20_Text"><text:soft-page-break/><text:span text:style-name="Source_20_Text"><text:s text:c="4"/>nested_c = tf.constant(10.0, name="c")</text:span></text:p>
      <text:p text:style-name="Preformatted_20_Text"><text:span text:style-name="Source_20_Text"><text:s text:c="4"/>assert nested_c.op.name == "nested/c"</text:span></text:p>
      <text:p text:style-name="Preformatted_20_Text"/>
      <text:p text:style-name="Preformatted_20_Text"><text:span text:style-name="Source_20_Text"><text:s text:c="4"/># Creates a nested scope called "inner".</text:span></text:p>
      <text:p text:style-name="Preformatted_20_Text"><text:span text:style-name="Source_20_Text"><text:s text:c="4"/>with g.name_scope("inner"):</text:span></text:p>
      <text:p text:style-name="Preformatted_20_Text"><text:span text:style-name="Source_20_Text"><text:s text:c="6"/>nested_inner_c = tf.constant(20.0, name="c")</text:span></text:p>
      <text:p text:style-name="Preformatted_20_Text"><text:span text:style-name="Source_20_Text"><text:s text:c="6"/>assert nested_inner_c.op.name == "nested/inner/c"</text:span></text:p>
      <text:p text:style-name="Preformatted_20_Text"/>
      <text:p text:style-name="Preformatted_20_Text"><text:span text:style-name="Source_20_Text"><text:s text:c="4"/># Create a nested scope called "inner_1".</text:span></text:p>
      <text:p text:style-name="Preformatted_20_Text"><text:span text:style-name="Source_20_Text"><text:s text:c="4"/>with g.name_scope("inner"):</text:span></text:p>
      <text:p text:style-name="Preformatted_20_Text"><text:span text:style-name="Source_20_Text"><text:s text:c="6"/>nested_inner_1_c = tf.constant(30.0, name="c")</text:span></text:p>
      <text:p text:style-name="Preformatted_20_Text"><text:span text:style-name="Source_20_Text"><text:s text:c="6"/>assert nested_inner_1_c.op.name == "nested/inner_1/c"</text:span></text:p>
      <text:p text:style-name="Preformatted_20_Text"/>
      <text:p text:style-name="Preformatted_20_Text"><text:span text:style-name="Source_20_Text"><text:s text:c="6"/># Treats `scope` as an absolute name scope, and</text:span></text:p>
      <text:p text:style-name="Preformatted_20_Text"><text:span text:style-name="Source_20_Text"><text:s text:c="6"/># switches to the "nested/" scope.</text:span></text:p>
      <text:p text:style-name="Preformatted_20_Text"><text:span text:style-name="Source_20_Text"><text:s text:c="6"/>with g.name_scope(scope):</text:span></text:p>
      <text:p text:style-name="Preformatted_20_Text"><text:span text:style-name="Source_20_Text"><text:s text:c="8"/>nested_d = tf.constant(40.0, name="d")</text:span></text:p>
      <text:p text:style-name="Preformatted_20_Text"><text:span text:style-name="Source_20_Text"><text:s text:c="8"/>assert nested_d.op.name == "nested/d"</text:span></text:p>
      <text:p text:style-name="Preformatted_20_Text"/>
      <text:p text:style-name="Preformatted_20_Text"><text:span text:style-name="Source_20_Text"><text:s text:c="8"/>with g.name_scope(""):</text:span></text:p>
      <text:p text:style-name="Preformatted_20_Text"><text:span text:style-name="Source_20_Text"><text:s text:c="10"/>e = tf.constant(50.0, name="e")</text:span></text:p>
      <text:p text:style-name="P45"><text:span text:style-name="Source_20_Text"><text:s text:c="10"/>assert e.op.name == "e"</text:span></text:p>
      <text:p text:style-name="P45"/>
      <text:p text:style-name="P45"><text:span text:style-name="Source_20_Text"/></text:p>
      <text:p text:style-name="P37"><text:span text:style-name="Source_20_Text">inputs = tf.constant(...)</text:span></text:p>
      <text:p text:style-name="Preformatted_20_Text"><text:span text:style-name="Source_20_Text">with g.name_scope('my_layer') as scope:</text:span></text:p>
      <text:p text:style-name="Preformatted_20_Text"><text:span text:style-name="Source_20_Text"><text:s text:c="2"/>weights = tf.Variable(..., name="weights")</text:span></text:p>
      <text:p text:style-name="Preformatted_20_Text"><text:span text:style-name="Source_20_Text"><text:s text:c="2"/>biases = tf.Variable(..., name="biases")</text:span></text:p>
      <text:p text:style-name="Preformatted_20_Text"><text:span text:style-name="Source_20_Text"><text:s text:c="2"/>affine = tf.matmul(inputs, weights) + biases</text:span></text:p>
      <text:p text:style-name="P45"><text:span text:style-name="Source_20_Text"><text:s text:c="2"/>output = tf.nn.relu(affine, name=scope)</text:span></text:p>
      <text:p text:style-name="P1"/>
      <text:h text:style-name="P47" text:outline-level="4"><text:bookmark text:name="Graph.add_to_collection"/><text:span text:style-name="Source_20_Text">tf.Graph.add_to_collection(name, value)</text:span></text:h>
      <text:p text:style-name="P1">添加关键字/值 到集中</text:p>
      <text:p text:style-name="P1"/>
      <text:p text:style-name="P1"/>
      <text:h text:style-name="P47" text:outline-level="4"><text:bookmark text:name="Graph.get_collection"/><text:span text:style-name="Source_20_Text">tf.Graph.get_collection(name, scope=None)</text:span></text:h>
      <text:p text:style-name="P1">返回集中关键字为name的值</text:p>
      <text:p text:style-name="P3">如果scope存在，则只考虑开始于scope字符串的关键字</text:p>
      <text:p text:style-name="P3"/>
      <text:p text:style-name="P3"/>
      <text:h text:style-name="P49" text:outline-level="4"><text:bookmark text:name="Graph.get_collection_ref"/><text:span text:style-name="Source_20_Text">tf.Graph.get_collection_ref(name)</text:span></text:h>
      <text:p text:style-name="P3">与<text:span text:style-name="Source_20_Text">tf.Graph.get_collection(name, scope=None)的不同点在于，tf.Graph.get_collection(name, scope=None)是复制了一个list，而tf.Graph.get_collection_ref(name)是返回这个list本身。当没有查询到相应关键字的时候tf.Graph.get_collection_ref(name)返回空集</text:span></text:p>
      <text:p text:style-name="P3"/>
      <text:p text:style-name="P3"/>
      <text:h text:style-name="P49" text:outline-level="4"><text:bookmark text:name="Graph.as_graph_element"/><text:soft-page-break/><text:span text:style-name="Source_20_Text">tf.Graph.as_graph_element(obj, allow_tensor=True, allow_operation=True)</text:span></text:h>
      <text:p text:style-name="P4"><text:span text:style-name="Source_20_Text">将Graph 中的一个对象obj转化为 tensor或者 operation</text:span></text:p>
      <text:p text:style-name="P4"/>
      <text:p text:style-name="P4"/>
      <text:h text:style-name="P50" text:outline-level="4"><text:bookmark text:name="Graph.get_operation_by_name"/><text:span text:style-name="Source_20_Text">tf.Graph.get_ </text:span><text:span text:style-name="Source_20_Text">operation</text:span><text:span text:style-name="Source_20_Text">_by_name(name)</text:span></text:h>
      <text:p text:style-name="P4"><text:span text:style-name="Source_20_Text">返回 Graph中名称为 name的 operation</text:span></text:p>
      <text:p text:style-name="P4"/>
      <text:p text:style-name="P4"/>
      <text:h text:style-name="P50" text:outline-level="4"><text:bookmark text:name="Graph.get_tensor_by_name"/><text:span text:style-name="Source_20_Text">tf.Graph.get_tensor_by_name(name)</text:span></text:h>
      <text:p text:style-name="P5"><text:span text:style-name="Source_20_Text">返回 Graph中名称为 name的 tensor</text:span></text:p>
      <text:p text:style-name="P5"/>
      <text:p text:style-name="P5"/>
      <text:h text:style-name="P51" text:outline-level="4"><text:bookmark text:name="Graph.get_operations"/><text:span text:style-name="Source_20_Text">tf.Graph.get_operations()</text:span></text:h>
      <text:p text:style-name="P5"><text:span text:style-name="Source_20_Text">返回 Graph中所有 operations的list</text:span></text:p>
      <text:p text:style-name="P5"/>
      <text:p text:style-name="P5"/>
      <text:h text:style-name="P51" text:outline-level="4"><text:bookmark text:name="Graph.seed"/><text:span text:style-name="Source_20_Text">tf.Graph.seed</text:span></text:h>
      <text:p text:style-name="P5"><text:span text:style-name="Source_20_Text">在这个Graph 中建立随机数种子</text:span></text:p>
      <text:p text:style-name="P5"/>
      <text:p text:style-name="P5"/>
      <text:h text:style-name="P51" text:outline-level="4"><text:bookmark text:name="Graph.unique_name"/><text:span text:style-name="Source_20_Text">tf.Graph.unique_name(name, mark_as_used=True)</text:span></text:h>
      <text:p text:style-name="P7">用于在重名时返回唯一的名称，用于建立结构化名称</text:p>
      <text:p text:style-name="P7">一般情况下不需要调用</text:p>
      <text:p text:style-name="P7"><text:span text:style-name="Source_20_Text">g.name_scope()自动调用</text:span></text:p>
      <text:p text:style-name="P11"><text:span text:style-name="Source_20_Text"><text:span text:style-name="T2">name</text:span></text:span>: The name for an operation. </text:p>
      <text:p text:style-name="P11"><text:span text:style-name="Source_20_Text"><text:span text:style-name="T2">mark_as_used</text:span></text:span>: Whether to mark this name as being used. </text:p>
      <text:p text:style-name="P7"/>
      <text:p text:style-name="P7"/>
      <text:h text:style-name="P52" text:outline-level="4"><text:bookmark text:name="Graph.version"/><text:span text:style-name="Source_20_Text">tf.Graph.version</text:span></text:h>
      <text:p text:style-name="P8"><text:span text:style-name="Source_20_Text">返回一个版本号，作为operation 添加在</text:span>graph<text:span text:style-name="Source_20_Text">中</text:span></text:p>
      <text:p text:style-name="P8"/>
      <text:p text:style-name="P8"/>
      <text:h text:style-name="P53" text:outline-level="4"><text:bookmark text:name="Graph.graph_def_versions"/><text:span text:style-name="Source_20_Text">tf.Graph.graph_def_versions</text:span></text:h>
      <text:p text:style-name="P9"><text:span text:style-name="Source_20_Text">返回</text:span>graph的<text:span text:style-name="Source_20_Text">版本信息</text:span></text:p>
      <text:p text:style-name="P9"/>
      <text:p text:style-name="P9"/>
      <text:h text:style-name="P54" text:outline-level="4"><text:bookmark text:name="Graph.create_op"/><text:soft-page-break/><text:span text:style-name="Source_20_Text">tf.Graph.create_op(op_type, inputs, dtypes, input_types=None, name=None, attrs=None, op_def=None, compute_shapes=True, compute_device=True)</text:span></text:h>
      <text:p text:style-name="P9"><text:span text:style-name="Source_20_Text">在这个 Graph中新建一个operation</text:span></text:p>
      <text:p text:style-name="P9"><text:span text:style-name="Source_20_Text">低等级的方式去新建operation，在python中一般使用tf.constant()等方式创建</text:span></text:p>
      <text:p text:style-name="P12"><text:span text:style-name="Source_20_Text"><text:span text:style-name="T2">op_type</text:span></text:span>: The <text:span text:style-name="Source_20_Text">Operation</text:span> type to create. This corresponds to the <text:span text:style-name="Source_20_Text">OpDef.name</text:span> field for the proto that defines the operation. </text:p>
      <text:p text:style-name="P12"><text:span text:style-name="Source_20_Text"><text:span text:style-name="T2">inputs</text:span></text:span>: A list of <text:span text:style-name="Source_20_Text">Tensor</text:span> objects that will be inputs to the <text:span text:style-name="Source_20_Text">Operation</text:span>. </text:p>
      <text:p text:style-name="P12"><text:span text:style-name="Source_20_Text"><text:span text:style-name="T2">dtypes</text:span></text:span>: A list of <text:span text:style-name="Source_20_Text">DType</text:span> objects that will be the types of the tensors that the operation produces. </text:p>
      <text:p text:style-name="P12"><text:span text:style-name="Source_20_Text"><text:span text:style-name="T2">input_types</text:span></text:span>: (Optional.) A list of <text:span text:style-name="Source_20_Text">DType</text:span>s that will be the types of the tensors that the operation consumes. By default, uses the base <text:span text:style-name="Source_20_Text">DType</text:span> of each input in <text:span text:style-name="Source_20_Text">inputs</text:span>. Operations that expect reference-typed inputs must specify <text:span text:style-name="Source_20_Text">input_types</text:span> explicitly. </text:p>
      <text:p text:style-name="P12"><text:span text:style-name="Source_20_Text"><text:span text:style-name="T2">name</text:span></text:span>: (Optional.) A string name for the operation. If not specified, a name is generated based on <text:span text:style-name="Source_20_Text">op_type</text:span>. </text:p>
      <text:p text:style-name="P12"><text:span text:style-name="Source_20_Text"><text:span text:style-name="T2">attrs</text:span></text:span>: (Optional.) A dictionary where the key is the attribute name (a string) and the value is the respective <text:span text:style-name="Source_20_Text">attr</text:span> attribute of the <text:span text:style-name="Source_20_Text">NodeDef</text:span> proto that will represent the operation (an <text:span text:style-name="Source_20_Text">AttrValue</text:span> proto). </text:p>
      <text:p text:style-name="P12"><text:span text:style-name="Source_20_Text"><text:span text:style-name="T2">op_def</text:span></text:span>: (Optional.) The <text:span text:style-name="Source_20_Text">OpDef</text:span> proto that describes the <text:span text:style-name="Source_20_Text">op_type</text:span> that the operation will have. </text:p>
      <text:p text:style-name="P12"><text:span text:style-name="Source_20_Text"><text:span text:style-name="T2">compute_shapes</text:span></text:span>: (Optional.) If True, shape inference will be performed to compute the shapes of the outputs. </text:p>
      <text:p text:style-name="P12"><text:span text:style-name="Source_20_Text"><text:span text:style-name="T2">compute_device</text:span></text:span>: (Optional.) If True, device functions will be executed to compute the device property of the Operation. </text:p>
      <text:p text:style-name="P9"/>
      <text:p text:style-name="P9"/>
      <text:h text:style-name="P54" text:outline-level="4"><text:bookmark text:name="Graph.gradient_override_map"/><text:span text:style-name="Source_20_Text">tf.Graph.gradient_override_map(op_type_map)</text:span></text:h>
      <text:p text:style-name="P12"><text:span text:style-name="Source_20_Text">用于在全文范围中定义梯度</text:span></text:p>
      <text:p text:style-name="P38"><text:span text:style-name="Source_20_Text">@tf.RegisterGradient("CustomSquare")</text:span></text:p>
      <text:p text:style-name="Preformatted_20_Text"><text:span text:style-name="Source_20_Text">def _custom_square_grad(op, grad):</text:span></text:p>
      <text:p text:style-name="Preformatted_20_Text"><text:span text:style-name="Source_20_Text"><text:s text:c="2"/># ...</text:span></text:p>
      <text:p text:style-name="Preformatted_20_Text"/>
      <text:p text:style-name="Preformatted_20_Text"><text:span text:style-name="Source_20_Text">with tf.Graph().as_default() as g:</text:span></text:p>
      <text:p text:style-name="Preformatted_20_Text"><text:span text:style-name="Source_20_Text"><text:s text:c="2"/>c = tf.constant(5.0)</text:span></text:p>
      <text:p text:style-name="Preformatted_20_Text"><text:span text:style-name="Source_20_Text"><text:s text:c="2"/>s_1 = tf.square(c) <text:s/># Uses the default gradient for tf.square.</text:span></text:p>
      <text:p text:style-name="Preformatted_20_Text"><text:span text:style-name="Source_20_Text"><text:s text:c="2"/>with g.gradient_override_map({"Square": "CustomSquare"}):</text:span></text:p>
      <text:p text:style-name="Preformatted_20_Text"><text:span text:style-name="Source_20_Text"><text:s text:c="4"/>s_2 = tf.square(s_2) <text:s/># Uses _custom_square_grad to compute the</text:span></text:p>
      <text:p text:style-name="P45"><text:span text:style-name="Source_20_Text"><text:s text:c="26"/># gradient of s_2.</text:span></text:p>
      <text:p text:style-name="P9"><text:span text:style-name="Source_20_Text"><text:span text:style-name="T2">op_type_map</text:span></text:span>: A dictionary mapping op type strings to alternative op type strings.</text:p>
      <text:p text:style-name="P9"/>
      <text:p text:style-name="P9"><text:soft-page-break/></text:p>
      <text:h text:style-name="P54" text:outline-level="4"><text:bookmark text:name="Graph.colocate_with"/><text:span text:style-name="Source_20_Text">tf.Graph.colocate_with(op, ignore_existing=False)</text:span></text:h>
      <text:p text:style-name="P13"><text:span text:style-name="Source_20_Text">用于让多个operation的位置同时出现在一起</text:span></text:p>
      <text:p text:style-name="P38"><text:span text:style-name="Source_20_Text">a = tf.Variable([1.0])</text:span></text:p>
      <text:p text:style-name="Preformatted_20_Text"><text:span text:style-name="Source_20_Text">with g.colocate_with(a):</text:span></text:p>
      <text:p text:style-name="Preformatted_20_Text"><text:span text:style-name="Source_20_Text"><text:s text:c="2"/>b = tf.constant(1.0)</text:span></text:p>
      <text:p text:style-name="P45"><text:span text:style-name="Source_20_Text"><text:s text:c="2"/>c = tf.add(a, b)</text:span></text:p>
      <text:p text:style-name="P9"><text:span text:style-name="Source_20_Text">b</text:span> and <text:span text:style-name="Source_20_Text">c</text:span> will always be colocated with <text:span text:style-name="Source_20_Text">a</text:span>, no matter where <text:span text:style-name="Source_20_Text">a</text:span> is eventually placed.</text:p>
      <text:p text:style-name="P13"><text:span text:style-name="Source_20_Text"><text:span text:style-name="T2">op</text:span></text:span>: The op to colocate all created ops with. </text:p>
      <text:p text:style-name="P13"><text:span text:style-name="Source_20_Text"><text:span text:style-name="T2">ignore_existing</text:span></text:span>: If true, only applies colocation of this op within the context, rather than applying all colocation properties on the stack. </text:p>
      <text:p text:style-name="P9"/>
      <text:p text:style-name="P9"/>
      <text:h text:style-name="P54" text:outline-level="4"><text:bookmark text:name="Graph.get_all_collection_keys"/><text:span text:style-name="Source_20_Text">tf.Graph.get_all_collection_keys()</text:span></text:h>
      <text:p text:style-name="P10"><text:span text:style-name="Source_20_Text">返回 Graph中的所有 collection</text:span></text:p>
      <text:p text:style-name="P10"/>
      <text:p text:style-name="P10"/>
      <text:h text:style-name="P55" text:outline-level="4"><text:bookmark text:name="Graph.is_feedable"/><text:span text:style-name="Source_20_Text">tf.Graph.is_feedable(tensor)</text:span></text:h>
      <text:p text:style-name="P10">Returns <text:span text:style-name="Source_20_Text">True</text:span> if and only if <text:span text:style-name="Source_20_Text">tensor</text:span> is feedable.</text:p>
      <text:p text:style-name="P10"/>
      <text:p text:style-name="P10"/>
      <text:h text:style-name="P55" text:outline-level="4"><text:bookmark text:name="Graph.prevent_feeding"/><text:span text:style-name="Source_20_Text">tf.Graph.prevent_feeding(tensor)</text:span></text:h>
      <text:p text:style-name="P10">Marks the given <text:span text:style-name="Source_20_Text">tensor</text:span> as unfeedable in this graph.</text:p>
      <text:p text:style-name="P10"/>
      <text:p text:style-name="P10"/>
      <text:p text:style-name="P10"/>
      <text:h text:style-name="P64" text:outline-level="3"/>
      <text:h text:style-name="P73" text:outline-level="3"><text:bookmark text:name="Operation"/><text:span text:style-name="Source_20_Text">class tf.Operation</text:span></text:h>
      <text:h text:style-name="P55" text:outline-level="4"><text:bookmark text:name="Operation.name"/><text:span text:style-name="Source_20_Text">tf.Operation.name</text:span></text:h>
      <text:p text:style-name="Text_20_body">The full name of this operation.</text:p>
      <text:p text:style-name="P10"/>
      <text:p text:style-name="P10"/>
      <text:h text:style-name="P55" text:outline-level="4"><text:bookmark text:name="Operation.type"/><text:span text:style-name="Source_20_Text">tf.Operation.type</text:span></text:h>
      <text:p text:style-name="Text_20_body">The type of the op (e.g. <text:span text:style-name="Source_20_Text">"MatMul"</text:span>).</text:p>
      <text:p text:style-name="P10"/>
      <text:p text:style-name="P10"/>
      <text:h text:style-name="P55" text:outline-level="4"><text:bookmark text:name="Operation.inputs"/><text:span text:style-name="Source_20_Text">tf.Operation.inputs</text:span></text:h>
      <text:p text:style-name="P14">The list of <text:span text:style-name="Source_20_Text">Tensor</text:span> objects representing the data inputs of this op.</text:p>
      <text:p text:style-name="P14"/>
      <text:p text:style-name="P14"/>
      <text:h text:style-name="P56" text:outline-level="4"><text:bookmark text:name="Operation.control_inputs"/><text:span text:style-name="Source_20_Text">tf.Operation.control_inputs</text:span></text:h>
      <text:p text:style-name="P14">这个 <text:span text:style-name="Source_20_Text">Operation下游的 Operation组成的list</text:span></text:p>
      <text:p text:style-name="P14"/>
      <text:p text:style-name="P14"/>
      <text:h text:style-name="P56" text:outline-level="4"><text:bookmark text:name="Operation.outputs"/><text:span text:style-name="Source_20_Text">tf.Operation.outputs</text:span></text:h>
      <text:p text:style-name="P14">The list of <text:span text:style-name="Source_20_Text">Tensor</text:span> objects representing the outputs of this op.</text:p>
      <text:p text:style-name="P14"/>
      <text:h text:style-name="P56" text:outline-level="4"><text:bookmark text:name="Operation.device"/><text:span text:style-name="Source_20_Text">tf.Operation.device</text:span></text:h>
      <text:p text:style-name="P14">返回这个 <text:span text:style-name="Source_20_Text">Operation所分配的设备的名称</text:span></text:p>
      <text:p text:style-name="P14"/>
      <text:p text:style-name="P14"><text:span text:style-name="Source_20_Text"/></text:p>
      <text:h text:style-name="P56" text:outline-level="4"><text:bookmark text:name="Operation.graph"/><text:span text:style-name="Source_20_Text">tf.Operation.graph</text:span></text:h>
      <text:p text:style-name="P14">The <text:span text:style-name="Source_20_Text">Graph</text:span> that contains this operation.</text:p>
      <text:p text:style-name="P14"/>
      <text:p text:style-name="P14"/>
      <text:h text:style-name="P56" text:outline-level="4"><text:bookmark text:name="Operation.run"/><text:soft-page-break/><text:span text:style-name="Source_20_Text">tf.Operation.run(feed_dict=None, session=None)</text:span></text:h>
      <text:p text:style-name="P14"><text:span text:style-name="Source_20_Text">在 session中运行 Operation</text:span></text:p>
      <text:p text:style-name="P14"><text:span text:style-name="Source_20_Text">这会运行所有Operation所需的操作</text:span></text:p>
      <text:p text:style-name="P14"><text:span text:style-name="Source_20_Text"><text:span text:style-name="T2">feed_dict</text:span></text:span>: A dictionary that maps <text:span text:style-name="Source_20_Text">Tensor</text:span> objects to feed values. See <text:a xlink:type="simple" xlink:href="https://www.tensorflow.org/versions/r0.8/api_docs/python/client.html#Session.run"><text:span text:style-name="Source_20_Text">Session.run()</text:span></text:a> for a description of the valid feed values. </text:p>
      <text:p text:style-name="P14"><text:span text:style-name="Source_20_Text"><text:span text:style-name="T2">session</text:span></text:span>: (Optional.) The <text:span text:style-name="Source_20_Text">Session</text:span> to be used to run to this operation. If none, the default session will be used. </text:p>
      <text:p text:style-name="P14"><text:span text:style-name="Source_20_Text"/></text:p>
      <text:p text:style-name="P14"/>
      <text:h text:style-name="P56" text:outline-level="4"><text:bookmark text:name="Operation.get_attr"/><text:span text:style-name="Source_20_Text">tf.Operation.get_attr(name)</text:span></text:h>
      <text:p text:style-name="P14">返回<text:span text:style-name="Source_20_Text">Operation 名称为name 的</text:span>属性</text:p>
      <text:p text:style-name="P14"><text:span text:style-name="Source_20_Text"><text:span text:style-name="T2">name</text:span></text:span>: The name of the attr to fetch.</text:p>
      <text:p text:style-name="P14"/>
      <text:p text:style-name="P14"/>
      <text:h text:style-name="P56" text:outline-level="4"><text:bookmark text:name="Operation.traceback"/><text:span text:style-name="Source_20_Text">tf.Operation.traceback</text:span></text:h>
      <text:p text:style-name="P15"><text:span text:style-name="Source_20_Text">返回 Operation所调用的堆栈</text:span></text:p>
      <text:p text:style-name="P15"/>
      <text:p text:style-name="P15"/>
      <text:h text:style-name="P57" text:outline-level="4"><text:bookmark text:name="Operation.__init__"/><text:span text:style-name="Source_20_Text">tf.Operation.__init__(node_def, g, inputs=None, output_types=None, control_inputs=None, input_types=None, original_op=None, op_def=None)</text:span></text:h>
      <text:p text:style-name="P15"><text:span text:style-name="Source_20_Text">创建一个 Operation</text:span></text:p>
      <text:p text:style-name="P15"><text:span text:style-name="Source_20_Text"><text:span text:style-name="T2">node_def</text:span></text:span>: <text:span text:style-name="Source_20_Text">graph_pb2.NodeDef</text:span>. <text:span text:style-name="Source_20_Text">NodeDef</text:span> for the <text:span text:style-name="Source_20_Text">Operation</text:span>. Used for attributes of <text:span text:style-name="Source_20_Text">graph_pb2.NodeDef</text:span>, typically <text:span text:style-name="Source_20_Text">name</text:span>, <text:span text:style-name="Source_20_Text">op</text:span>, and <text:span text:style-name="Source_20_Text">device</text:span>. The <text:span text:style-name="Source_20_Text">input</text:span> attribute is irrelevant here as it will be computed when generating the model. </text:p>
      <text:p text:style-name="P15"><text:span text:style-name="Source_20_Text"><text:span text:style-name="T2">g</text:span></text:span>: <text:span text:style-name="Source_20_Text">Graph</text:span>. The parent graph. </text:p>
      <text:p text:style-name="P15"><text:span text:style-name="Source_20_Text"><text:span text:style-name="T2">inputs</text:span></text:span>: list of <text:span text:style-name="Source_20_Text">Tensor</text:span> objects. The inputs to this <text:span text:style-name="Source_20_Text">Operation</text:span>. </text:p>
      <text:p text:style-name="P15"><text:span text:style-name="Source_20_Text"><text:span text:style-name="T2">output_types</text:span></text:span>: list of <text:span text:style-name="Source_20_Text">DType</text:span> objects. List of the types of the <text:span text:style-name="Source_20_Text">Tensors</text:span> computed by this operation. The length of this list indicates the number of output endpoints of the <text:span text:style-name="Source_20_Text">Operation</text:span>. </text:p>
      <text:p text:style-name="P15"><text:span text:style-name="Source_20_Text"><text:span text:style-name="T2">control_inputs</text:span></text:span>: list of operations or tensors from which to have a control dependency. </text:p>
      <text:p text:style-name="P15"><text:span text:style-name="Source_20_Text"><text:span text:style-name="T2">input_types</text:span></text:span>: List of <text:span text:style-name="Source_20_Text">DType</text:span> objects representing the types of the tensors accepted by the <text:soft-page-break/><text:span text:style-name="Source_20_Text">Operation</text:span>. By default uses <text:span text:style-name="Source_20_Text">[x.dtype.base_dtype for x in inputs]</text:span>. Operations that expect reference-typed inputs must specify these explicitly. </text:p>
      <text:p text:style-name="P15"><text:span text:style-name="Source_20_Text"><text:span text:style-name="T2">original_op</text:span></text:span>: Optional. Used to associate the new <text:span text:style-name="Source_20_Text">Operation</text:span> with an existing <text:span text:style-name="Source_20_Text">Operation</text:span> (for example, a replica with the op that was replicated). </text:p>
      <text:p text:style-name="P15"><text:span text:style-name="Source_20_Text"><text:span text:style-name="T2">op_def</text:span></text:span>: Optional. The <text:span text:style-name="Source_20_Text">op_def_pb2.OpDef</text:span> proto that describes the op type that this <text:span text:style-name="Source_20_Text">Operation</text:span> represents. </text:p>
      <text:p text:style-name="P15"/>
      <text:p text:style-name="P15"/>
      <text:h text:style-name="P57" text:outline-level="4"><text:bookmark text:name="Operation.colocation_groups"/><text:span text:style-name="Source_20_Text">tf.Operation.colocation_groups()</text:span></text:h>
      <text:p text:style-name="P15"><text:span text:style-name="Source_20_Text">返回 colocation的list</text:span></text:p>
      <text:p text:style-name="P15"/>
      <text:p text:style-name="P15"/>
      <text:h text:style-name="P57" text:outline-level="4"><text:bookmark text:name="Operation.node_def"/><text:span text:style-name="Source_20_Text">tf.Operation.node_def</text:span></text:h>
      <text:p text:style-name="P15"><text:span text:style-name="Source_20_Text">返回一个序列化的NodeDef</text:span>协议缓冲区</text:p>
      <text:p text:style-name="P15"/>
      <text:p text:style-name="P15"/>
      <text:h text:style-name="P57" text:outline-level="4"><text:bookmark text:name="Operation.op_def"/><text:span text:style-name="Source_20_Text">tf.Operation.op_def</text:span></text:h>
      <text:p text:style-name="P18"><text:span text:style-name="Source_20_Text">返回OpDef的协议缓冲区</text:span></text:p>
      <text:p text:style-name="P18"/>
      <text:p text:style-name="P18"/>
      <text:h text:style-name="P58" text:outline-level="4"/>
      <text:h text:style-name="P74" text:outline-level="3"><text:bookmark text:name="Tensor"/><text:span text:style-name="Source_20_Text">class tf.Tensor</text:span></text:h>
      <text:h text:style-name="P58" text:outline-level="4"><text:bookmark text:name="Tensor.dtype"/><text:span text:style-name="Source_20_Text">tf.Tensor.dtype</text:span></text:h>
      <text:p text:style-name="P19">The <text:span text:style-name="Source_20_Text">DType</text:span> of elements in this tensor.</text:p>
      <text:p text:style-name="P19"/>
      <text:p text:style-name="P19"/>
      <text:h text:style-name="P59" text:outline-level="4"><text:bookmark text:name="Tensor.name"/><text:span text:style-name="Source_20_Text">tf.Tensor.name</text:span></text:h>
      <text:p text:style-name="P19">The string name of this tensor.</text:p>
      <text:p text:style-name="P19"/>
      <text:p text:style-name="P19"/>
      <text:h text:style-name="P59" text:outline-level="4"><text:bookmark text:name="Tensor.value_index"/><text:span text:style-name="Source_20_Text">tf.Tensor.value_index</text:span></text:h>
      <text:p text:style-name="P19">The index of this tensor in the outputs of its <text:span text:style-name="Source_20_Text">Operation</text:span>.</text:p>
      <text:p text:style-name="P19"/>
      <text:p text:style-name="P19"/>
      <text:h text:style-name="P59" text:outline-level="4"><text:bookmark text:name="Tensor.graph"/><text:span text:style-name="Source_20_Text">tf.Tensor.graph</text:span></text:h>
      <text:p text:style-name="P19">The <text:span text:style-name="Source_20_Text">Graph</text:span> that contains this tensor.</text:p>
      <text:p text:style-name="P19"/>
      <text:p text:style-name="P19"/>
      <text:h text:style-name="P59" text:outline-level="4"><text:bookmark text:name="Tensor.op"/><text:span text:style-name="Source_20_Text">tf.Tensor.op</text:span></text:h>
      <text:p text:style-name="P19">The <text:span text:style-name="Source_20_Text">Operation</text:span> that produces this tensor as an output.</text:p>
      <text:p text:style-name="P19"/>
      <text:p text:style-name="P19"/>
      <text:h text:style-name="P59" text:outline-level="4"><text:bookmark text:name="Tensor.consumers"/><text:span text:style-name="Source_20_Text">tf.Tensor.consumers()</text:span></text:h>
      <text:p text:style-name="P19"><text:span text:style-name="Source_20_Text">返回使用 Tensor的Operation</text:span>s<text:span text:style-name="Source_20_Text">的列表</text:span></text:p>
      <text:p text:style-name="P19"/>
      <text:p text:style-name="P19"/>
      <text:h text:style-name="P59" text:outline-level="4"><text:bookmark text:name="Tensor.eval"/><text:span text:style-name="Source_20_Text">tf.Tensor.eval(feed_dict=None, session=None)</text:span></text:h>
      <text:p text:style-name="P19"><text:span text:style-name="Source_20_Text">在 session中求 Tensor的值</text:span></text:p>
      <text:p text:style-name="P19"><text:span text:style-name="Source_20_Text">这会计算所有该 Tensor所需要的Operations</text:span></text:p>
      <text:p text:style-name="P19"><text:soft-page-break/><text:span text:style-name="Source_20_Text"><text:span text:style-name="T2">feed_dict</text:span></text:span>: A dictionary that maps <text:span text:style-name="Source_20_Text">Tensor</text:span> objects to feed values. See <text:a xlink:type="simple" xlink:href="https://www.tensorflow.org/versions/r0.8/api_docs/python/client.html#Session.run"><text:span text:style-name="Source_20_Text">Session.run()</text:span></text:a> for a description of the valid feed values. </text:p>
      <text:p text:style-name="P19"><text:span text:style-name="Source_20_Text"><text:span text:style-name="T2">session</text:span></text:span>: (Optional.) The <text:span text:style-name="Source_20_Text">Session</text:span> to be used to evaluate this tensor. If none, the default session will be used. </text:p>
      <text:p text:style-name="P19"/>
      <text:p text:style-name="P19"/>
      <text:h text:style-name="P59" text:outline-level="4"><text:bookmark text:name="Tensor.get_shape"/><text:span text:style-name="Source_20_Text">tf.Tensor.get_shape()</text:span></text:h>
      <text:p text:style-name="P20"><text:span text:style-name="Source_20_Text">返回 Tensor的size</text:span></text:p>
      <text:p text:style-name="P39"><text:span text:style-name="Source_20_Text">c = tf.constant([[1.0, 2.0, 3.0], [4.0, 5.0, 6.0]])</text:span></text:p>
      <text:p text:style-name="Preformatted_20_Text"/>
      <text:p text:style-name="Preformatted_20_Text"><text:span text:style-name="Source_20_Text">print(c.get_shape())</text:span></text:p>
      <text:p text:style-name="Preformatted_20_Text"><text:span text:style-name="Source_20_Text">==&gt; TensorShape([Dimension(2), Dimension(3)])</text:span></text:p>
      <text:p text:style-name="Preformatted_20_Text"/>
      <text:p text:style-name="Preformatted_20_Text"><text:span text:style-name="Source_20_Text">d = tf.constant([[1.0, 0.0], [0.0, 1.0], [1.0, 0.0], [0.0, 1.0]])</text:span></text:p>
      <text:p text:style-name="Preformatted_20_Text"/>
      <text:p text:style-name="Preformatted_20_Text"><text:span text:style-name="Source_20_Text">print(d.get_shape())</text:span></text:p>
      <text:p text:style-name="Preformatted_20_Text"><text:span text:style-name="Source_20_Text">==&gt; TensorShape([Dimension(4), Dimension(2)])</text:span></text:p>
      <text:p text:style-name="Preformatted_20_Text"/>
      <text:p text:style-name="Preformatted_20_Text"><text:span text:style-name="Source_20_Text"># Raises a ValueError, because `c` and `d` do not have compatible</text:span></text:p>
      <text:p text:style-name="Preformatted_20_Text"><text:span text:style-name="Source_20_Text"># inner dimensions.</text:span></text:p>
      <text:p text:style-name="Preformatted_20_Text"><text:span text:style-name="Source_20_Text">e = tf.matmul(c, d)</text:span></text:p>
      <text:p text:style-name="Preformatted_20_Text"/>
      <text:p text:style-name="Preformatted_20_Text"><text:span text:style-name="Source_20_Text">f = tf.matmul(c, d, transpose_a=True, transpose_b=True)</text:span></text:p>
      <text:p text:style-name="Preformatted_20_Text"/>
      <text:p text:style-name="Preformatted_20_Text"><text:span text:style-name="Source_20_Text">print(f.get_shape())</text:span></text:p>
      <text:p text:style-name="P45"><text:span text:style-name="Source_20_Text">==&gt; TensorShape([Dimension(3), Dimension(4)])</text:span></text:p>
      <text:p text:style-name="P19"/>
      <text:p text:style-name="P19"/>
      <text:h text:style-name="P59" text:outline-level="4"><text:bookmark text:name="Tensor.set_shape"/><text:span text:style-name="Source_20_Text">tf.Tensor.set_shape(shape)</text:span></text:h>
      <text:p text:style-name="P20"><text:span text:style-name="Source_20_Text">更新一个 Tensor的size</text:span></text:p>
      <text:p text:style-name="P39"><text:span text:style-name="Source_20_Text">_, image_data = tf.TFRecordReader(...).read(...)</text:span></text:p>
      <text:p text:style-name="Preformatted_20_Text"><text:span text:style-name="Source_20_Text">image = tf.image.decode_png(image_data, channels=3)</text:span></text:p>
      <text:p text:style-name="Preformatted_20_Text"/>
      <text:p text:style-name="Preformatted_20_Text"><text:span text:style-name="Source_20_Text"># The height and width dimensions of `image` are data dependent, and</text:span></text:p>
      <text:p text:style-name="Preformatted_20_Text"><text:span text:style-name="Source_20_Text"># cannot be computed without executing the op.</text:span></text:p>
      <text:p text:style-name="Preformatted_20_Text"><text:span text:style-name="Source_20_Text">print(image.get_shape())</text:span></text:p>
      <text:p text:style-name="Preformatted_20_Text"><text:span text:style-name="Source_20_Text">==&gt; TensorShape([Dimension(None), Dimension(None), Dimension(3)])</text:span></text:p>
      <text:p text:style-name="Preformatted_20_Text"/>
      <text:p text:style-name="Preformatted_20_Text"><text:span text:style-name="Source_20_Text"># We know that each image in this dataset is 28 x 28 pixels.</text:span></text:p>
      <text:p text:style-name="Preformatted_20_Text"><text:span text:style-name="Source_20_Text">image.set_shape([28, 28, 3])</text:span></text:p>
      <text:p text:style-name="Preformatted_20_Text"><text:span text:style-name="Source_20_Text">print(image.get_shape())</text:span></text:p>
      <text:p text:style-name="P45"><text:span text:style-name="Source_20_Text">==&gt; TensorShape([Dimension(28), Dimension(28), Dimension(3)])</text:span></text:p>
      <text:p text:style-name="P19"><text:span text:style-name="Source_20_Text"><text:span text:style-name="T2">shape</text:span></text:span>: A <text:span text:style-name="Source_20_Text">TensorShape</text:span> representing the shape of this tensor.</text:p>
      <text:p text:style-name="P19"><text:soft-page-break/></text:p>
      <text:p text:style-name="P19"/>
      <text:h text:style-name="P59" text:outline-level="4"><text:bookmark text:name="Tensor.__init__"/><text:span text:style-name="Source_20_Text">tf.Tensor.__init__(op, value_index, dtype)</text:span></text:h>
      <text:p text:style-name="P19">Creates a new <text:span text:style-name="Source_20_Text">Tensor</text:span>.</text:p>
      <text:p text:style-name="P20"><text:span text:style-name="Source_20_Text"><text:span text:style-name="T2">op</text:span></text:span>: An <text:span text:style-name="Source_20_Text">Operation</text:span>. <text:span text:style-name="Source_20_Text">Operation</text:span> that computes this tensor. </text:p>
      <text:p text:style-name="P20"><text:span text:style-name="Source_20_Text"><text:span text:style-name="T2">value_index</text:span></text:span>: An <text:span text:style-name="Source_20_Text">int</text:span>. Index of the operation's endpoint that produces this tensor. </text:p>
      <text:p text:style-name="P20"><text:span text:style-name="Source_20_Text"><text:span text:style-name="T2">dtype</text:span></text:span>: A <text:span text:style-name="Source_20_Text">DType</text:span>. Type of elements stored in this tensor. </text:p>
      <text:p text:style-name="P19"/>
      <text:p text:style-name="P19"/>
      <text:h text:style-name="P59" text:outline-level="4"><text:bookmark text:name="Tensor.device"/><text:span text:style-name="Source_20_Text">tf.Tensor.device</text:span></text:h>
      <text:p text:style-name="P20"><text:span text:style-name="Source_20_Text">返回这个 Tensor所指定的设备</text:span></text:p>
      <text:p text:style-name="P20"/>
      <text:p text:style-name="P20"/>
      <text:p text:style-name="P20"/>
      <text:h text:style-name="P75" text:outline-level="3"><text:bookmark text:name="DType"/><text:span text:style-name="Source_20_Text">class tf.DType</text:span>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text:span text:style-name="Source_20_Text">tf.float16</text:span>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float32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float64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bfloat16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complex64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complex128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int8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uint8</text:span></text:p>
          </table:table-cell>
          <table:table-cell table:style-name="Table1.B2" office:value-type="string">
            <text:p text:style-name="P86">8位无符号整数</text:p>
          </table:table-cell>
        </table:table-row>
        <table:table-row>
          <table:table-cell table:style-name="Table1.A2" office:value-type="string">
            <text:p text:style-name="Table_20_Contents"><text:span text:style-name="Source_20_Text">tf.uint16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int16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int32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int64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bool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string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qint8</text:span></text:p>
          </table:table-cell>
          <table:table-cell table:style-name="Table1.B2" office:value-type="string">
            <text:p text:style-name="Table_20_Contents">Quantized 8-bit signed integer</text:p>
          </table:table-cell>
        </table:table-row>
        <table:table-row>
          <table:table-cell table:style-name="Table1.A2" office:value-type="string">
            <text:p text:style-name="Table_20_Contents"><text:span text:style-name="Source_20_Text">tf.quint8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qint16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quint16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pan text:style-name="Source_20_Text">tf.qint32</text:span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0"/>
      <text:p text:style-name="P20"/>
      <text:h text:style-name="P66" text:outline-level="3"><text:bookmark text:name="as_dtype"/><text:span text:style-name="Source_20_Text">tf.as_dtype(type_value)</text:span></text:h>
      <text:p text:style-name="P21">将given <text:span text:style-name="Source_20_Text">type_value转化成DType</text:span> object</text:p>
      <text:p text:style-name="P20"><text:span text:style-name="Source_20_Text"><text:span text:style-name="T2">type_value</text:span></text:span>: A value that can be converted to a <text:span text:style-name="Source_20_Text">tf.DType</text:span> object. This may currently be a <text:span text:style-name="Source_20_Text">tf.DType</text:span> object, a <text:a xlink:type="simple" xlink:href="https://www.tensorflow.org/code/tensorflow/core/framework/types.proto"><text:span text:style-name="Source_20_Text">DataType</text:span></text:a><text:a xlink:type="simple" xlink:href="https://www.tensorflow.org/code/tensorflow/core/framework/types.proto"> enum</text:a>, a string type name, or a <text:span text:style-name="Source_20_Text">numpy.dtype</text:span>.</text:p>
      <text:p text:style-name="P20"/>
      <text:p text:style-name="P20"/>
      <text:h text:style-name="P60" text:outline-level="4"><text:bookmark text:name="DType.is_compatible_with"/><text:span text:style-name="Source_20_Text">tf.DType.is_compatible_with(other)</text:span></text:h>
      <text:p text:style-name="P20">Returns True if the <text:span text:style-name="Source_20_Text">other</text:span> DType will be converted to this Dtype.</text:p>
      <text:p text:style-name="P40"><text:span text:style-name="Source_20_Text">DType(T) <text:s text:c="6"/>.is_compatible_with(DType(T)) <text:s text:c="7"/>== True</text:span></text:p>
      <text:p text:style-name="Preformatted_20_Text"><text:span text:style-name="Source_20_Text">DType(T) <text:s text:c="6"/>.is_compatible_with(DType(T).as_ref) == True</text:span></text:p>
      <text:p text:style-name="Preformatted_20_Text"><text:span text:style-name="Source_20_Text">DType(T).as_ref.is_compatible_with(DType(T)) <text:s text:c="7"/>== False</text:span></text:p>
      <text:p text:style-name="P45"><text:soft-page-break/><text:span text:style-name="Source_20_Text">DType(T).as_ref.is_compatible_with(DType(T).as_ref) == True</text:span></text:p>
      <text:p text:style-name="P20"><text:span text:style-name="Source_20_Text"><text:span text:style-name="T2">other</text:span></text:span>: A <text:span text:style-name="Source_20_Text">DType</text:span> (or object that may be converted to a <text:span text:style-name="Source_20_Text">Dtype</text:span>).</text:p>
      <text:p text:style-name="P20"/>
      <text:h text:style-name="P60" text:outline-level="4"/>
      <text:h text:style-name="P60" text:outline-level="4"><text:bookmark text:name="DType.name"/><text:span text:style-name="Source_20_Text">tf.DType.name</text:span></text:h>
      <text:p text:style-name="P20">Returns the string name for this <text:span text:style-name="Source_20_Text">DType</text:span>.</text:p>
      <text:p text:style-name="P20"/>
      <text:p text:style-name="P20"/>
      <text:h text:style-name="P60" text:outline-level="4"><text:bookmark text:name="DType.base_dtype"/><text:span text:style-name="Source_20_Text">tf.DType.base_dtype</text:span></text:h>
      <text:p text:style-name="P20">Returns a non-reference <text:span text:style-name="Source_20_Text">DType</text:span> based on this <text:span text:style-name="Source_20_Text">Dtype</text:span>.</text:p>
      <text:p text:style-name="P20"/>
      <text:p text:style-name="P20"/>
      <text:h text:style-name="P60" text:outline-level="4"><text:bookmark text:name="DType.real_dtype"/><text:span text:style-name="Source_20_Text">tf.DType.real_dtype</text:span></text:h>
      <text:p text:style-name="P20"><text:span text:style-name="Source_20_Text">返回实数部分</text:span></text:p>
      <text:p text:style-name="P20"/>
      <text:p text:style-name="P20"/>
      <text:h text:style-name="P60" text:outline-level="4"><text:bookmark text:name="DType.is_ref_dtype"/><text:span text:style-name="Source_20_Text">tf.DType.is_ref_dtype</text:span></text:h>
      <text:p text:style-name="P20">Returns <text:span text:style-name="Source_20_Text">True</text:span> if this <text:span text:style-name="Source_20_Text">DType</text:span> represents a reference type.</text:p>
      <text:p text:style-name="P20"/>
      <text:p text:style-name="P20"/>
      <text:h text:style-name="P60" text:outline-level="4"><text:bookmark text:name="DType.as_ref"/><text:span text:style-name="Source_20_Text">tf.DType.as_ref</text:span></text:h>
      <text:p text:style-name="P20"><text:bookmark text:name="DType.as_ref1"/>Returns a reference <text:span text:style-name="Source_20_Text">DType</text:span> based on this <text:span text:style-name="Source_20_Text">DType</text:span>.</text:p>
      <text:p text:style-name="P20"/>
      <text:p text:style-name="P20"/>
      <text:h text:style-name="P60" text:outline-level="4"><text:bookmark text:name="DType.is_floating"/><text:span text:style-name="Source_20_Text">tf.DType.is_floating</text:span></text:h>
      <text:p text:style-name="P20">Returns whether this is a (real) floating point type.</text:p>
      <text:p text:style-name="P20"/>
      <text:p text:style-name="P20"/>
      <text:h text:style-name="P60" text:outline-level="4"><text:bookmark text:name="DType.is_complex"/><text:soft-page-break/><text:span text:style-name="Source_20_Text">tf.DType.is_complex</text:span></text:h>
      <text:p text:style-name="P20">Returns whether this is a complex floating point type.</text:p>
      <text:p text:style-name="P20"/>
      <text:p text:style-name="P20"/>
      <text:h text:style-name="P60" text:outline-level="4"><text:bookmark text:name="DType.is_integer"/><text:span text:style-name="Source_20_Text">tf.DType.is_integer</text:span></text:h>
      <text:p text:style-name="P20">Returns whether this is a (non-quantized) integer type.</text:p>
      <text:p text:style-name="P20"/>
      <text:p text:style-name="P20"/>
      <text:h text:style-name="P60" text:outline-level="4"><text:bookmark text:name="DType.is_quantized"/><text:span text:style-name="Source_20_Text">tf.DType.is_quantized</text:span></text:h>
      <text:p text:style-name="P20">Returns whether this is a quantized data type.</text:p>
      <text:p text:style-name="P20"/>
      <text:p text:style-name="P20"/>
      <text:h text:style-name="P60" text:outline-level="4"><text:bookmark text:name="DType.is_unsigned"/><text:span text:style-name="Source_20_Text">tf.DType.is_unsigned</text:span></text:h>
      <text:p text:style-name="P20">Returns whether this type is unsigned.</text:p>
      <text:p text:style-name="P20"/>
      <text:p text:style-name="P20"/>
      <text:h text:style-name="P60" text:outline-level="4"><text:bookmark text:name="DType.as_numpy_dtype"/><text:span text:style-name="Source_20_Text">tf.DType.as_numpy_dtype</text:span></text:h>
      <text:p text:style-name="P20">Returns a <text:span text:style-name="Source_20_Text">numpy.dtype</text:span> based on this <text:span text:style-name="Source_20_Text">Dtype</text:span>.</text:p>
      <text:p text:style-name="P20"/>
      <text:p text:style-name="P20"/>
      <text:h text:style-name="P60" text:outline-level="4"><text:bookmark text:name="DType.as_datatype_enum"/><text:span text:style-name="Source_20_Text">tf.DType.as_datatype_enum</text:span></text:h>
      <text:p text:style-name="P20"><text:span text:style-name="Source_20_Text">返回一个types_pb2.DataType枚举型</text:span></text:p>
      <text:p text:style-name="P20"/>
      <text:p text:style-name="P20"/>
      <text:h text:style-name="P60" text:outline-level="4"><text:bookmark text:name="DType.__init__"/><text:span text:style-name="Source_20_Text">tf.DType.__init__(type_enum)</text:span></text:h>
      <text:p text:style-name="P20">Creates a new <text:span text:style-name="Source_20_Text">DataType</text:span>.</text:p>
      <text:p text:style-name="P20"><text:span text:style-name="Source_20_Text"><text:span text:style-name="T2">type_enum</text:span></text:span>: A <text:span text:style-name="Source_20_Text">types_pb2.DataType</text:span> enum value.</text:p>
      <text:p text:style-name="P20"/>
      <text:p text:style-name="P20"><text:soft-page-break/></text:p>
      <text:h text:style-name="P60" text:outline-level="4"><text:bookmark text:name="DType.max"/><text:span text:style-name="Source_20_Text">tf.DType.max</text:span></text:h>
      <text:p text:style-name="P20"><text:span text:style-name="Source_20_Text">返回可表示的最大值</text:span></text:p>
      <text:p text:style-name="P20"/>
      <text:p text:style-name="P20"/>
      <text:h text:style-name="P60" text:outline-level="4"><text:bookmark text:name="DType.min"/><text:span text:style-name="Source_20_Text">tf.DType.min</text:span></text:h>
      <text:p text:style-name="P20"><text:span text:style-name="Source_20_Text">返回可表示的最小值</text:span></text:p>
      <text:p text:style-name="P20"/>
      <text:p text:style-name="P20"/>
      <text:p text:style-name="P20"/>
      <text:h text:style-name="P81" text:outline-level="2"><text:bookmark text:name="utility-functions"/>Utility functions 详见<text:span text:style-name="Source_20_Text"> tf.</text:span><text:span text:style-name="Source_20_Text"><text:span text:style-name="T4">Graph</text:span></text:span></text:h>
      <text:h text:style-name="P66" text:outline-level="3"><text:bookmark text:name="device"/><text:span text:style-name="Source_20_Text">tf.device(device_name_or_function)</text:span></text:h>
      <text:p text:style-name="P20"><text:span text:style-name="Source_20_Text">上下文所使用的设备CPU或GPU</text:span></text:p>
      <text:p text:style-name="P20"><text:span text:style-name="Source_20_Text"><text:span text:style-name="T2">device_name_or_function</text:span></text:span>: The device name or function to use in the context.</text:p>
      <text:p text:style-name="P20"/>
      <text:p text:style-name="P20"/>
      <text:h text:style-name="P66" text:outline-level="3"><text:bookmark text:name="name_scope"/><text:span text:style-name="Source_20_Text">tf.name_scope(name)</text:span></text:h>
      <text:p text:style-name="P20"><text:span text:style-name="Source_20_Text">设置结构化名称</text:span></text:p>
      <text:p text:style-name="P20"><text:span text:style-name="Source_20_Text"><text:span text:style-name="T2">name</text:span></text:span>: A name for the scope. </text:p>
      <text:p text:style-name="P20"/>
      <text:p text:style-name="P20"/>
      <text:h text:style-name="P66" text:outline-level="3"><text:bookmark text:name="control_dependencies"/><text:span text:style-name="Source_20_Text">tf.control_dependencies(control_inputs)</text:span></text:h>
      <text:p text:style-name="P20"><text:span text:style-name="Source_20_Text">返回结构依赖关系</text:span></text:p>
      <text:p text:style-name="P20"><text:span text:style-name="Source_20_Text"><text:span text:style-name="T2">control_inputs</text:span></text:span>: A list of <text:span text:style-name="Source_20_Text">Operation</text:span> or <text:span text:style-name="Source_20_Text">Tensor</text:span> objects which must be executed or computed before running the operations defined in the context. Can also be <text:span text:style-name="Source_20_Text">None</text:span> to clear the control dependencies.</text:p>
      <text:p text:style-name="P20"/>
      <text:p text:style-name="P20"/>
      <text:h text:style-name="P66" text:outline-level="3"><text:bookmark text:name="convert_to_tensor"/><text:span text:style-name="Source_20_Text">tf.convert_to_tensor(value, dtype=None, name=None, as_ref=False)</text:span></text:h>
      <text:p text:style-name="P22"><text:span text:style-name="Source_20_Text">将 value转换为Tensor</text:span> objects</text:p>
      <text:p text:style-name="P40"><text:span text:style-name="Source_20_Text">import numpy as np</text:span></text:p>
      <text:p text:style-name="Preformatted_20_Text"><text:span text:style-name="Source_20_Text">array = np.random.rand(32, 100, 100)</text:span></text:p>
      <text:p text:style-name="Preformatted_20_Text"/>
      <text:p text:style-name="Preformatted_20_Text"><text:span text:style-name="Source_20_Text">def my_func(arg):</text:span></text:p>
      <text:p text:style-name="Preformatted_20_Text"><text:span text:style-name="Source_20_Text"><text:s text:c="2"/>arg = tf.convert_to_tensor(arg, dtype=tf.float32)</text:span></text:p>
      <text:p text:style-name="Preformatted_20_Text"><text:span text:style-name="Source_20_Text"><text:s text:c="2"/>return tf.matmul(arg, arg) + arg</text:span></text:p>
      <text:p text:style-name="Preformatted_20_Text"/>
      <text:p text:style-name="Preformatted_20_Text"><text:span text:style-name="Source_20_Text"># The following calls are equivalent.</text:span></text:p>
      <text:p text:style-name="Preformatted_20_Text"><text:span text:style-name="Source_20_Text">value_1 = my_func(tf.constant([[1.0, 2.0], [3.0, 4.0]]))</text:span></text:p>
      <text:p text:style-name="Preformatted_20_Text"><text:span text:style-name="Source_20_Text">value_2 = my_func([[1.0, 2.0], [3.0, 4.0]])</text:span></text:p>
      <text:p text:style-name="P45"><text:span text:style-name="Source_20_Text">value_3 = my_func(np.array([[1.0, 2.0], [3.0, 4.0]], dtype=np.float32))</text:span></text:p>
      <text:p text:style-name="P21"><text:bookmark text:name="args-28"/><text:span text:style-name="Source_20_Text"><text:span text:style-name="T2">value</text:span></text:span>: An object whose type has a registered <text:span text:style-name="Source_20_Text">Tensor</text:span> conversion function. </text:p>
      <text:p text:style-name="P21"><text:soft-page-break/><text:span text:style-name="Source_20_Text"><text:span text:style-name="T2">dtype</text:span></text:span>: Optional element type for the returned tensor. If missing, the type is inferred from the type of <text:span text:style-name="Source_20_Text">value</text:span>. </text:p>
      <text:p text:style-name="P21"><text:span text:style-name="Source_20_Text"><text:span text:style-name="T2">name</text:span></text:span>: Optional name to use if a new <text:span text:style-name="Source_20_Text">Tensor</text:span> is created. </text:p>
      <text:p text:style-name="P21"><text:span text:style-name="Source_20_Text"><text:span text:style-name="T2">as_ref</text:span></text:span>: True if we want the result as a ref tensor. </text:p>
      <text:p text:style-name="P20"/>
      <text:p text:style-name="P20"/>
      <text:h text:style-name="P66" text:outline-level="3"><text:bookmark text:name="convert_to_tensor_or_indexed_slices"/><text:span text:style-name="Source_20_Text">tf.convert_to_tensor_or_indexed_slices(value, dtype=None, name=None, as_ref=False)</text:span></text:h>
      <text:p text:style-name="P22"><text:span text:style-name="Source_20_Text">将 value转换为Tensor</text:span> or an <text:span text:style-name="Source_20_Text">IndexedSlices</text:span></text:p>
      <text:p text:style-name="P22"><text:span text:style-name="Source_20_Text">如果</text:span><text:span text:style-name="Source_20_Text"><text:span text:style-name="T5">value为</text:span></text:span><text:span text:style-name="Source_20_Text">IndexedSlices</text:span> or <text:span text:style-name="Source_20_Text">SparseTensor则返回IndexedSlices形式，否则返回Tensor</text:span></text:p>
      <text:p text:style-name="P22"><text:span text:style-name="Source_20_Text"><text:span text:style-name="T2">value</text:span></text:span>: An <text:span text:style-name="Source_20_Text">IndexedSlices</text:span>, <text:span text:style-name="Source_20_Text">SparseTensor</text:span>, or an object that can be consumed by <text:span text:style-name="Source_20_Text">convert_to_tensor()</text:span>. </text:p>
      <text:p text:style-name="P22"><text:span text:style-name="Source_20_Text"><text:span text:style-name="T2">dtype</text:span></text:span>: (Optional.) The required <text:span text:style-name="Source_20_Text">DType</text:span> of the returned <text:span text:style-name="Source_20_Text">Tensor</text:span> or <text:span text:style-name="Source_20_Text">IndexedSlices</text:span>. </text:p>
      <text:p text:style-name="P22"><text:span text:style-name="Source_20_Text"><text:span text:style-name="T2">name</text:span></text:span>: (Optional.) A name to use if a new <text:span text:style-name="Source_20_Text">Tensor</text:span> is created. </text:p>
      <text:p text:style-name="P22"><text:span text:style-name="Source_20_Text"><text:span text:style-name="T2">as_ref</text:span></text:span>: True if the caller wants the results as ref tensors. </text:p>
      <text:p text:style-name="P22"/>
      <text:p text:style-name="P22"/>
      <text:h text:style-name="P67" text:outline-level="3"><text:bookmark text:name="get_default_graph"/><text:span text:style-name="Source_20_Text">tf.get_default_graph()</text:span></text:h>
      <text:p text:style-name="P22">Returns the default graph for the current thread.</text:p>
      <text:p text:style-name="P22"/>
      <text:p text:style-name="P22"/>
      <text:h text:style-name="P67" text:outline-level="3"><text:bookmark text:name="reset_default_graph"/><text:span text:style-name="Source_20_Text">tf.reset_default_graph()</text:span></text:h>
      <text:p text:style-name="P22">Clears the default graph stack and resets the global default graph.</text:p>
      <text:p text:style-name="P22"/>
      <text:p text:style-name="P22"/>
      <text:h text:style-name="P67" text:outline-level="3"><text:bookmark text:name="import_graph_def"/><text:span text:style-name="Source_20_Text">tf.import_graph_def(graph_def, input_map=None, return_elements=None, name=None, op_dict=None)</text:span></text:h>
      <text:p text:style-name="P22"><text:span text:style-name="Source_20_Text">输入一个</text:span>TensorFlow graph</text:p>
      <text:p text:style-name="P23"><text:soft-page-break/><text:span text:style-name="Source_20_Text"><text:span text:style-name="T2">graph_def</text:span></text:span>: A <text:span text:style-name="Source_20_Text">GraphDef</text:span> proto containing operations to be imported into the default graph. </text:p>
      <text:p text:style-name="P23"><text:span text:style-name="Source_20_Text"><text:span text:style-name="T2">input_map</text:span></text:span>: A dictionary mapping input names (as strings) in <text:span text:style-name="Source_20_Text">graph_def</text:span> to <text:span text:style-name="Source_20_Text">Tensor</text:span> objects. The values of the named input tensors in the imported graph will be re-mapped to the respective <text:span text:style-name="Source_20_Text">Tensor</text:span> values. </text:p>
      <text:p text:style-name="P23"><text:span text:style-name="Source_20_Text"><text:span text:style-name="T2">return_elements</text:span></text:span>: A list of strings containing operation names in <text:span text:style-name="Source_20_Text">graph_def</text:span> that will be returned as <text:span text:style-name="Source_20_Text">Operation</text:span> objects; and/or tensor names in <text:span text:style-name="Source_20_Text">graph_def</text:span> that will be returned as <text:span text:style-name="Source_20_Text">Tensor</text:span> objects. </text:p>
      <text:p text:style-name="P23"><text:span text:style-name="Source_20_Text"><text:span text:style-name="T2">name</text:span></text:span>: (Optional.) A prefix that will be prepended to the names in <text:span text:style-name="Source_20_Text">graph_def</text:span>. Defaults to <text:span text:style-name="Source_20_Text">"import"</text:span>. </text:p>
      <text:p text:style-name="P23"><text:span text:style-name="Source_20_Text"><text:span text:style-name="T2">op_dict</text:span></text:span>: (Optional.) A dictionary mapping op type names to <text:span text:style-name="Source_20_Text">OpDef</text:span> protos. Must contain an <text:span text:style-name="Source_20_Text">OpDef</text:span> proto for each op type named in <text:span text:style-name="Source_20_Text">graph_def</text:span>. If omitted, uses the <text:span text:style-name="Source_20_Text">OpDef</text:span> protos registered in the global registry. </text:p>
      <text:p text:style-name="P22"/>
      <text:p text:style-name="P22"/>
      <text:h text:style-name="P67" text:outline-level="3"><text:bookmark text:name="load_file_system_library"/><text:span text:style-name="Source_20_Text">tf.load_file_system_library(library_filename)</text:span></text:h>
      <text:p text:style-name="P22"><text:span text:style-name="Source_20_Text">加载一个包含系统执行的</text:span>TensorFlow<text:span text:style-name="Source_20_Text">插件</text:span></text:p>
      <text:p text:style-name="P22"><text:span text:style-name="Source_20_Text"><text:span text:style-name="T2">library_filename</text:span></text:span>: Path to the plugin. Relative or absolute filesystem path to a dynamic library file.</text:p>
      <text:p text:style-name="P22"/>
      <text:p text:style-name="P22"/>
      <text:h text:style-name="P67" text:outline-level="3"><text:bookmark text:name="load_op_library"/><text:span text:style-name="Source_20_Text">tf.load_op_library(library_filename)</text:span></text:h>
      <text:p text:style-name="P23"><text:span text:style-name="Source_20_Text">加载一个包含自定义Operation和</text:span>kernels<text:span text:style-name="Source_20_Text">的插件</text:span></text:p>
      <text:p text:style-name="P23"><text:span text:style-name="Source_20_Text"><text:span text:style-name="T2">library_filename</text:span></text:span>: Path to the plugin. Relative or absolute filesystem path to a dynamic library file.</text:p>
      <text:p text:style-name="P23"/>
      <text:p text:style-name="P23"/>
      <text:p text:style-name="P23"/>
      <text:h text:style-name="P82" text:outline-level="2"><text:bookmark text:name="graph-collections"/>Graph collections 见<text:span text:style-name="Source_20_Text"><text:span text:style-name="T1">tf.Graph</text:span></text:span></text:h>
      <text:h text:style-name="P68" text:outline-level="3"><text:bookmark text:name="add_to_collection"/><text:span text:style-name="Source_20_Text">tf.add_to_collection(name, value)</text:span></text:h>
      <text:p text:style-name="P23"><text:span text:style-name="Source_20_Text">在</text:span>default graph中使用<text:span text:style-name="Source_20_Text">Graph.add_to_collection()</text:span></text:p>
      <text:p text:style-name="P23"><text:span text:style-name="Source_20_Text"><text:span text:style-name="T2">name</text:span></text:span>: The key for the collection. For example, the <text:span text:style-name="Source_20_Text">GraphKeys</text:span> class contains many standard names for collections. </text:p>
      <text:p text:style-name="P23"><text:span text:style-name="Source_20_Text"><text:span text:style-name="T2">value</text:span></text:span>: The value to add to the collection. </text:p>
      <text:p text:style-name="P23"/>
      <text:p text:style-name="P23"><text:span text:style-name="Source_20_Text"/></text:p>
      <text:h text:style-name="P68" text:outline-level="3"><text:bookmark text:name="get_collection"/><text:span text:style-name="Source_20_Text">tf.get_collection(key, scope=None)</text:span></text:h>
      <text:p text:style-name="P24"><text:span text:style-name="Source_20_Text">在default graph中使用Graph.get_collection()</text:span></text:p>
      <text:p text:style-name="P23"><text:span text:style-name="Source_20_Text"><text:span text:style-name="T2">key</text:span></text:span>: The key for the collection. For example, the <text:span text:style-name="Source_20_Text">GraphKeys</text:span> class contains many standard names for collections. </text:p>
      <text:p text:style-name="P23"><text:span text:style-name="Source_20_Text"><text:span text:style-name="T2">scope</text:span></text:span>: (Optional.) If supplied, the resulting list is filtered to include only items whose name begins with this string. </text:p>
      <text:p text:style-name="P23"/>
      <text:p text:style-name="P23"/>
      <text:h text:style-name="P68" text:outline-level="3"><text:bookmark text:name="get_collection_ref"/><text:span text:style-name="Source_20_Text">tf.get_collection_ref(key)</text:span></text:h>
      <text:p text:style-name="P24"><text:span text:style-name="Source_20_Text">在default graph中使用Graph.get_collection_ref()</text:span></text:p>
      <text:p text:style-name="P23"><text:span text:style-name="Source_20_Text"><text:span text:style-name="T2">key</text:span></text:span>: The key for the collection. For example, the <text:span text:style-name="Source_20_Text">GraphKeys</text:span> class contains many standard names for collections.</text:p>
      <text:p text:style-name="P23"/>
      <text:h text:style-name="P76" text:outline-level="3"><text:bookmark text:name="GraphKeys"/><text:span text:style-name="Source_20_Text">class tf.GraphKeys</text:span></text:h>
      <text:p text:style-name="P23"><text:span text:style-name="Source_20_Text">在</text:span>graph collections<text:span text:style-name="Source_20_Text">中的标准名称 </text:span></text:p>
      <text:p text:style-name="P24"><text:span text:style-name="Source_20_Text">VARIABLES</text:span>: the <text:span text:style-name="Source_20_Text">Variable</text:span> objects that comprise a model, and must be saved and restored together. See <text:a xlink:type="simple" xlink:href="https://www.tensorflow.org/versions/r0.8/api_docs/python/state_ops.html#all_variables"><text:span text:style-name="Source_20_Text">tf.all_variables()</text:span></text:a> for more details. </text:p>
      <text:p text:style-name="P24"><text:span text:style-name="Source_20_Text">TRAINABLE_VARIABLES</text:span>: the subset of <text:span text:style-name="Source_20_Text">Variable</text:span> objects that will be trained by an optimizer. See <text:a xlink:type="simple" xlink:href="https://www.tensorflow.org/versions/r0.8/api_docs/python/state_ops.html#trainable_variables"><text:span text:style-name="Source_20_Text">tf.trainable_variables()</text:span></text:a> for more details. </text:p>
      <text:p text:style-name="P24"><text:span text:style-name="Source_20_Text">SUMMARIES</text:span>: the summary <text:span text:style-name="Source_20_Text">Tensor</text:span> objects that have been created in the graph. See <text:a xlink:type="simple" xlink:href="https://www.tensorflow.org/versions/r0.8/api_docs/python/train.html#merge_all_summaries"><text:span text:style-name="Source_20_Text">tf.merge_all_summaries()</text:span></text:a> for more details. </text:p>
      <text:p text:style-name="P24"><text:span text:style-name="Source_20_Text">QUEUE_RUNNERS</text:span>: the <text:span text:style-name="Source_20_Text">QueueRunner</text:span> objects that are used to produce input for a computation. See <text:a xlink:type="simple" xlink:href="https://www.tensorflow.org/versions/r0.8/api_docs/python/train.html#start_queue_runners"><text:span text:style-name="Source_20_Text">tf.start_queue_runners()</text:span></text:a> for more details. </text:p>
      <text:p text:style-name="P24"><text:span text:style-name="Source_20_Text">MOVING_AVERAGE_VARIABLES</text:span>: the subset of <text:span text:style-name="Source_20_Text">Variable</text:span> objects that will also keep moving averages. See <text:a xlink:type="simple" xlink:href="https://www.tensorflow.org/versions/r0.8/api_docs/python/state_ops.html#moving_average_variables"><text:span text:style-name="Source_20_Text">tf.moving_average_variables()</text:span></text:a> for more details. </text:p>
      <text:p text:style-name="P24"><text:span text:style-name="Source_20_Text">REGULARIZATION_LOSSES</text:span>: regularization losses collected during graph construction. </text:p>
      <text:p text:style-name="P24"><text:span text:style-name="Source_20_Text">WEIGHTS</text:span>: weights inside neural network layers </text:p>
      <text:p text:style-name="P24"><text:span text:style-name="Source_20_Text">BIASES</text:span>: biases inside neural network layers </text:p>
      <text:p text:style-name="P24"><text:span text:style-name="Source_20_Text">ACTIVATIONS</text:span>: activations of neural network layers </text:p>
      <text:p text:style-name="P23"/>
      <text:h text:style-name="P82" text:outline-level="2"><text:bookmark text:name="defining-new-operations"/>Defining new operations</text:h>
      <text:h text:style-name="P68" text:outline-level="3"><text:bookmark text:name="RegisterGradient"/><text:span text:style-name="Source_20_Text">class tf.RegisterGradient</text:span></text:h>
      <text:p text:style-name="P25">对operation使用的一个梯度装饰器</text:p>
      <text:p text:style-name="P26"><text:span text:style-name="Source_20_Text">只在定义一个新的 operation</text:span><text:span text:style-name="Source_20_Text">时使用</text:span></text:p>
      <text:p text:style-name="P41"><text:span text:style-name="Source_20_Text">@tf.RegisterGradient("Sub")</text:span></text:p>
      <text:p text:style-name="Preformatted_20_Text"><text:span text:style-name="Source_20_Text">def _sub_grad(unused_op, grad):</text:span></text:p>
      <text:p text:style-name="P45"><text:span text:style-name="Source_20_Text"><text:s text:c="2"/>return grad, tf.neg(grad)</text:span></text:p>
      <text:h text:style-name="P61" text:outline-level="4"><text:bookmark text:name="RegisterGradient.__init__"/><text:span text:style-name="Source_20_Text">tf.RegisterGradient.__init__(op_type)</text:span></text:h>
      <text:p text:style-name="P25">新建一个对 <text:span text:style-name="Source_20_Text">op_type类型operation的梯度装饰器</text:span></text:p>
      <text:p text:style-name="P25"><text:span text:style-name="Source_20_Text"><text:span text:style-name="T2">op_type</text:span></text:span>: The string type of an operation. This corresponds to the <text:span text:style-name="Source_20_Text">OpDef.name</text:span> field for the proto that defines the operation.</text:p>
      <text:p text:style-name="P25"/>
      <text:p text:style-name="P25"/>
      <text:h text:style-name="P69" text:outline-level="3"><text:bookmark text:name="NoGradient"/><text:span text:style-name="Source_20_Text">tf.NoGradient(op_type)</text:span></text:h>
      <text:p text:style-name="P25"><text:span text:style-name="Source_20_Text">定义某种operation不能使用梯度</text:span></text:p>
      <text:p text:style-name="P25"><text:span text:style-name="Source_20_Text">只在定义一个新的 </text:span><text:span text:style-name="Source_20_Text">operation</text:span><text:span text:style-name="Source_20_Text">时使用</text:span></text:p>
      <text:p text:style-name="P41"><text:span text:style-name="Source_20_Text">tf.NoGradient("Size")</text:span></text:p>
      <text:p text:style-name="P25"><text:span text:style-name="Source_20_Text"><text:span text:style-name="T2">op_type</text:span></text:span>: The string type of an operation. This corresponds to the <text:span text:style-name="Source_20_Text">OpDef.name</text:span> field for the proto that defines the operation.</text:p>
      <text:p text:style-name="P25"/>
      <text:p text:style-name="P25"/>
      <text:h text:style-name="P69" text:outline-level="3"><text:bookmark text:name="RegisterShape"/><text:span text:style-name="Source_20_Text">class tf.RegisterShape</text:span></text:h>
      <text:p text:style-name="P26"><text:span text:style-name="Source_20_Text">一个对某种operation类型形状的装饰器</text:span></text:p>
      <text:p text:style-name="P26"><text:span text:style-name="Source_20_Text">只在定义一个新的 operation时使用</text:span></text:p>
      <text:p text:style-name="P42"><text:span text:style-name="Source_20_Text">@tf.RegisterShape("Sub")</text:span></text:p>
      <text:p text:style-name="Preformatted_20_Text"><text:span text:style-name="Source_20_Text">def _sub_shape(op):</text:span></text:p>
      <text:p text:style-name="P45"><text:span text:style-name="Source_20_Text"><text:s text:c="2"/>return [op.inputs[0].get_shape().merge_with(op.inputs[1].get_shape())]</text:span></text:p>
      <text:h text:style-name="P62" text:outline-level="4"><text:bookmark text:name="RegisterShape.__init__"/><text:span text:style-name="Source_20_Text">tf.RegisterShape.__init__(op_type)</text:span></text:h>
      <text:p text:style-name="P26">Saves the <text:span text:style-name="Source_20_Text">op_type</text:span> as the <text:span text:style-name="Source_20_Text">Operation</text:span> type.</text:p>
      <text:p text:style-name="P26"/>
      <text:h text:style-name="P70" text:outline-level="3"><text:bookmark text:name="TensorShape"/><text:soft-page-break/><text:span text:style-name="Source_20_Text">class tf.TensorShape</text:span></text:h>
      <text:p text:style-name="P26"><text:span text:style-name="Source_20_Text">表示一个Tensor的</text:span>shape</text:p>
      <text:h text:style-name="P62" text:outline-level="4"><text:bookmark text:name="TensorShape.merge_with"/><text:span text:style-name="Source_20_Text">tf.TensorShape.merge_with(other)</text:span></text:h>
      <text:p text:style-name="P26"><text:span text:style-name="Source_20_Text">返回一个结合self与other信息的TensorShape</text:span></text:p>
      <text:p text:style-name="P26"><text:span text:style-name="Source_20_Text"><text:span text:style-name="T2">other</text:span></text:span>: Another <text:span text:style-name="Source_20_Text">TensorShape</text:span>.</text:p>
      <text:p text:style-name="P26"/>
      <text:p text:style-name="P26"/>
      <text:h text:style-name="P62" text:outline-level="4"><text:bookmark text:name="TensorShape.concatenate"/><text:span text:style-name="Source_20_Text">tf.TensorShape.concatenate(other)</text:span></text:h>
      <text:p text:style-name="P26"><text:span text:style-name="Source_20_Text">返回链接self与other shape的TensorShape</text:span></text:p>
      <text:p text:style-name="P26"><text:span text:style-name="Source_20_Text"><text:span text:style-name="T2">other</text:span></text:span>: Another <text:span text:style-name="Source_20_Text">TensorShape</text:span>.</text:p>
      <text:p text:style-name="P26"/>
      <text:p text:style-name="P26"/>
      <text:h text:style-name="P62" text:outline-level="4"><text:bookmark text:name="TensorShape.ndims"/><text:span text:style-name="Source_20_Text">tf.TensorShape.ndims</text:span></text:h>
      <text:p text:style-name="P26"><text:span text:style-name="Source_20_Text">返回这个</text:span>shape<text:span text:style-name="Source_20_Text">的维度</text:span></text:p>
      <text:p text:style-name="P26"/>
      <text:p text:style-name="P26"/>
      <text:h text:style-name="P62" text:outline-level="4"><text:bookmark text:name="TensorShape.dims"/><text:span text:style-name="Source_20_Text">tf.TensorShape.dims</text:span></text:h>
      <text:p text:style-name="P26"><text:span text:style-name="Source_20_Text">返回各维度size的list</text:span></text:p>
      <text:p text:style-name="P26"/>
      <text:p text:style-name="P26"/>
      <text:h text:style-name="P62" text:outline-level="4"><text:bookmark text:name="TensorShape.as_proto"/><text:span text:style-name="Source_20_Text">tf.TensorShape.as_proto()</text:span></text:h>
      <text:p text:style-name="P26"><text:span text:style-name="Source_20_Text">以TensorShapeProto的形式返回Tensor的</text:span>shape</text:p>
      <text:p text:style-name="P26"/>
      <text:p text:style-name="P26"/>
      <text:h text:style-name="P62" text:outline-level="4"><text:bookmark text:name="TensorShape.is_compatible_with"/><text:span text:style-name="Source_20_Text">tf.TensorShape.is_compatible_with(other)</text:span></text:h>
      <text:p text:style-name="P26"><text:span text:style-name="Source_20_Text">返回</text:span>True<text:span text:style-name="Source_20_Text">如果self兼容other</text:span></text:p>
      <text:p text:style-name="P26">TensorShape(None) is compatible with all shapes.</text:p>
      <text:p text:style-name="P26">TensorShape([None, None]) is compatible with all two-dimensional shapes, such as TensorShape([32, <text:soft-page-break/>784]), and also TensorShape(None). It is not compatible with, for example, TensorShape([None]) or TensorShape([None, None, None]).</text:p>
      <text:p text:style-name="P26">TensorShape([32, None]) is compatible with all two-dimensional shapes with size 32 in the 0th dimension, and also TensorShape([None, None]) and TensorShape(None). It is not compatible with, for example, TensorShape([32]), TensorShape([32, None, 1]) or TensorShape([64, None]).</text:p>
      <text:p text:style-name="P26">TensorShape([32, 784]) is compatible with itself, and also TensorShape([32, None]), TensorShape([None, 784]), TensorShape([None, None]) and TensorShape(None). It is not compatible with, for example, TensorShape([32, 1, 784]) or TensorShape([None]).</text:p>
      <text:p text:style-name="P26"><text:span text:style-name="Source_20_Text"><text:span text:style-name="T2">other</text:span></text:span>: Another TensorShape.</text:p>
      <text:p text:style-name="P26"/>
      <text:p text:style-name="P26"/>
      <text:h text:style-name="P62" text:outline-level="4"><text:bookmark text:name="TensorShape.is_fully_defined"/><text:span text:style-name="Source_20_Text">tf.TensorShape.is_fully_defined()</text:span></text:h>
      <text:p text:style-name="P26">Returns True iff <text:span text:style-name="Source_20_Text">self</text:span> is fully defined in every dimension.</text:p>
      <text:p text:style-name="P26"/>
      <text:p text:style-name="P26"/>
      <text:h text:style-name="P62" text:outline-level="4"><text:bookmark text:name="TensorShape.with_rank"/><text:span text:style-name="Source_20_Text">tf.TensorShape.with_rank(rank)</text:span></text:h>
      <text:p text:style-name="P26">Returns a shape based on <text:span text:style-name="Source_20_Text">self</text:span> with the given rank.</text:p>
      <text:p text:style-name="P26"><text:span text:style-name="Source_20_Text"><text:span text:style-name="T2">rank</text:span></text:span>: An integer.</text:p>
      <text:p text:style-name="P26"/>
      <text:p text:style-name="P26"/>
      <text:h text:style-name="P62" text:outline-level="4"><text:bookmark text:name="TensorShape.with_rank_at_least"/><text:span text:style-name="Source_20_Text">tf.TensorShape.with_rank_at_least(rank)</text:span></text:h>
      <text:p text:style-name="P26">Returns a shape based on <text:span text:style-name="Source_20_Text">self</text:span> with at least the given rank.</text:p>
      <text:p text:style-name="P26"><text:span text:style-name="Source_20_Text"><text:span text:style-name="T2">rank</text:span></text:span>: An integer.</text:p>
      <text:p text:style-name="P26"/>
      <text:p text:style-name="P26"/>
      <text:h text:style-name="P62" text:outline-level="4"><text:bookmark text:name="TensorShape.with_rank_at_most"/><text:span text:style-name="Source_20_Text">tf.TensorShape.with_rank_at_most(rank)</text:span></text:h>
      <text:p text:style-name="P26">Returns a shape based on <text:span text:style-name="Source_20_Text">self</text:span> with at most the given rank.</text:p>
      <text:p text:style-name="P26"><text:span text:style-name="Source_20_Text"><text:span text:style-name="T2">rank</text:span></text:span>: An integer.</text:p>
      <text:p text:style-name="P26"/>
      <text:p text:style-name="P26"><text:soft-page-break/></text:p>
      <text:h text:style-name="P62" text:outline-level="4"><text:bookmark text:name="TensorShape.assert_has_rank"/><text:span text:style-name="Source_20_Text">tf.TensorShape.assert_has_rank(rank)</text:span></text:h>
      <text:p text:style-name="P27"><text:span text:style-name="Source_20_Text">如果self与 rank不兼容，则产生异常</text:span></text:p>
      <text:p text:style-name="P27"><text:span text:style-name="Source_20_Text"><text:span text:style-name="T2">rank</text:span></text:span>: An integer.</text:p>
      <text:p text:style-name="P27"/>
      <text:p text:style-name="P27"/>
      <text:h text:style-name="P63" text:outline-level="4"><text:bookmark text:name="TensorShape.assert_same_rank"/><text:span text:style-name="Source_20_Text">tf.TensorShape.assert_same_rank(other)</text:span></text:h>
      <text:p text:style-name="P27"><text:span text:style-name="Source_20_Text">如果self与other不同rank</text:span><text:span text:style-name="Source_20_Text">，则产生异常</text:span></text:p>
      <text:p text:style-name="P27"><text:span text:style-name="Source_20_Text"><text:span text:style-name="T2">other</text:span></text:span>: Another <text:span text:style-name="Source_20_Text">TensorShape</text:span>.</text:p>
      <text:p text:style-name="P27"/>
      <text:p text:style-name="P27"/>
      <text:h text:style-name="P63" text:outline-level="4"><text:bookmark text:name="TensorShape.assert_is_compatible_with"/><text:span text:style-name="Source_20_Text">tf.TensorShape.assert_is_compatible_with(other)</text:span></text:h>
      <text:p text:style-name="P27"><text:span text:style-name="Source_20_Text">如果self与other不同兼容</text:span><text:span text:style-name="Source_20_Text">，则产生异常</text:span></text:p>
      <text:p text:style-name="P27"><text:span text:style-name="Source_20_Text"><text:span text:style-name="T2">other</text:span></text:span><text:span text:style-name="Source_20_Text">: Another TensorShape.</text:span></text:p>
      <text:p text:style-name="P27"/>
      <text:p text:style-name="P27"/>
      <text:h text:style-name="P63" text:outline-level="4"><text:bookmark text:name="TensorShape.assert_is_fully_defined"/><text:span text:style-name="Source_20_Text">tf.TensorShape.assert_is_fully_defined()</text:span></text:h>
      <text:p text:style-name="P27"><text:span text:style-name="Source_20_Text">如果没有全部定义每一个dim，则产生异常</text:span></text:p>
      <text:p text:style-name="P27"/>
      <text:p text:style-name="P27"/>
      <text:h text:style-name="P63" text:outline-level="4"><text:bookmark text:name="TensorShape.__init__"/><text:span text:style-name="Source_20_Text">tf.TensorShape.__init__(dims)</text:span></text:h>
      <text:p text:style-name="P27">Creates a new TensorShape with the given dimensions.</text:p>
      <text:p text:style-name="P27"/>
      <text:p text:style-name="P27"/>
      <text:h text:style-name="P63" text:outline-level="4"><text:bookmark text:name="TensorShape.num_elements"/><text:span text:style-name="Source_20_Text">tf.TensorShape.num_elements()</text:span></text:h>
      <text:p text:style-name="P27">Returns the total number of elements, or none for incomplete shapes.</text:p>
      <text:p text:style-name="P27"/>
      <text:p text:style-name="P27"/>
      <text:h text:style-name="P71" text:outline-level="3"><text:bookmark text:name="Dimension"/><text:soft-page-break/><text:span text:style-name="Source_20_Text">class tf.Dimension</text:span></text:h>
      <text:p text:style-name="P27"><text:span text:style-name="Source_20_Text">表示一个</text:span>TensorShape<text:span text:style-name="Source_20_Text">的dim的值</text:span></text:p>
      <text:h text:style-name="P63" text:outline-level="4"><text:bookmark text:name="Dimension.__init__"/><text:span text:style-name="Source_20_Text">tf.Dimension.__init__(value)</text:span></text:h>
      <text:p text:style-name="P27">Creates a new Dimension with the given value.</text:p>
      <text:p text:style-name="P27"/>
      <text:p text:style-name="P27"/>
      <text:h text:style-name="P63" text:outline-level="4"><text:bookmark text:name="Dimension.assert_is_compatible_with"/><text:span text:style-name="Source_20_Text">tf.Dimension.assert_is_compatible_with(other)</text:span></text:h>
      <text:p text:style-name="P27"><text:span text:style-name="Source_20_Text">如果other和这个</text:span><text:span text:style-name="Source_20_Text">Dimension </text:span><text:span text:style-name="Source_20_Text">不兼容则产生异常</text:span></text:p>
      <text:p text:style-name="P27"><text:span text:style-name="Source_20_Text"><text:span text:style-name="T2">other</text:span></text:span>: Another Dimension.</text:p>
      <text:p text:style-name="P27"/>
      <text:p text:style-name="P27"/>
      <text:h text:style-name="P63" text:outline-level="4"><text:bookmark text:name="Dimension.is_compatible_with"/><text:span text:style-name="Source_20_Text">tf.Dimension.is_compatible_with(other)</text:span></text:h>
      <text:p text:style-name="P27"><text:span text:style-name="Source_20_Text">返回</text:span>true<text:span text:style-name="Source_20_Text">，如果 other与这个 Dimension 兼容</text:span></text:p>
      <text:p text:style-name="P27"><text:span text:style-name="Source_20_Text"><text:span text:style-name="T2">other</text:span></text:span>: Another Dimension.</text:p>
      <text:p text:style-name="P27"/>
      <text:p text:style-name="P27"/>
      <text:h text:style-name="P63" text:outline-level="4"><text:bookmark text:name="Dimension.merge_with"/><text:span text:style-name="Source_20_Text">tf.Dimension.merge_with(other)</text:span></text:h>
      <text:p text:style-name="P27"><text:span text:style-name="Source_20_Text">返回包含self</text:span> and <text:span text:style-name="Source_20_Text">other信息的</text:span>Dimension</text:p>
      <text:p text:style-name="P43"><text:span text:style-name="Source_20_Text">Dimension(n) <text:s text:c="2"/>.merge_with(Dimension(n)) <text:s text:c="3"/>== Dimension(n)</text:span></text:p>
      <text:p text:style-name="Preformatted_20_Text"><text:span text:style-name="Source_20_Text">Dimension(n) <text:s text:c="2"/>.merge_with(Dimension(None)) == Dimension(n)</text:span></text:p>
      <text:p text:style-name="Preformatted_20_Text"><text:span text:style-name="Source_20_Text">Dimension(None).merge_with(Dimension(n)) <text:s text:c="3"/>== Dimension(n)</text:span></text:p>
      <text:p text:style-name="Preformatted_20_Text"><text:span text:style-name="Source_20_Text">Dimension(None).merge_with(Dimension(None)) == Dimension(None)</text:span></text:p>
      <text:p text:style-name="P45"><text:span text:style-name="Source_20_Text">Dimension(n) <text:s text:c="2"/>.merge_with(Dimension(m)) raises ValueError for n != m</text:span></text:p>
      <text:p text:style-name="P27"><text:span text:style-name="Source_20_Text"><text:span text:style-name="T2">other</text:span></text:span>: Another Dimension</text:p>
      <text:p text:style-name="P27"/>
      <text:h text:style-name="P63" text:outline-level="4"><text:bookmark text:name="Dimension.value"/><text:span text:style-name="Source_20_Text">tf.Dimension.value</text:span></text:h>
      <text:p text:style-name="P27">The value of this dimension, or None if it is unknown.</text:p>
      <text:p text:style-name="P27"/>
      <text:p text:style-name="P27"/>
      <text:h text:style-name="P71" text:outline-level="3"><text:bookmark text:name="op_scope"/><text:soft-page-break/><text:span text:style-name="Source_20_Text">tf.op_scope(values, name, default_name=None)</text:span></text:h>
      <text:p text:style-name="P27"><text:span text:style-name="Source_20_Text">返回一个包含信息的python对象</text:span></text:p>
      <text:p text:style-name="P43"><text:span text:style-name="Source_20_Text">def my_op(a, b, c, name=None):</text:span></text:p>
      <text:p text:style-name="Preformatted_20_Text"><text:span text:style-name="Source_20_Text"><text:s text:c="2"/>with tf.op_scope([a, b, c], name, "MyOp") as scope:</text:span></text:p>
      <text:p text:style-name="Preformatted_20_Text"><text:span text:style-name="Source_20_Text"><text:s text:c="4"/>a = tf.convert_to_tensor(a, name="a")</text:span></text:p>
      <text:p text:style-name="Preformatted_20_Text"><text:span text:style-name="Source_20_Text"><text:s text:c="4"/>b = tf.convert_to_tensor(b, name="b")</text:span></text:p>
      <text:p text:style-name="Preformatted_20_Text"><text:span text:style-name="Source_20_Text"><text:s text:c="4"/>c = tf.convert_to_tensor(c, name="c")</text:span></text:p>
      <text:p text:style-name="Preformatted_20_Text"><text:span text:style-name="Source_20_Text"><text:s text:c="4"/># Define some computation that uses `a`, `b`, and `c`.</text:span></text:p>
      <text:p text:style-name="P45"><text:span text:style-name="Source_20_Text"><text:s text:c="4"/>return foo_op(..., name=scope)</text:span></text:p>
      <text:p text:style-name="P27"><text:span text:style-name="Source_20_Text"><text:span text:style-name="T2">values</text:span></text:span>: The list of <text:span text:style-name="Source_20_Text">Tensor</text:span> arguments that are passed to the op function. </text:p>
      <text:p text:style-name="P27"><text:span text:style-name="Source_20_Text"><text:span text:style-name="T2">name</text:span></text:span>: The name argument that is passed to the op function. </text:p>
      <text:p text:style-name="P27"><text:span text:style-name="Source_20_Text"><text:span text:style-name="T2">default_name</text:span></text:span>: The default name to use if the <text:span text:style-name="Source_20_Text">name</text:span> argument is <text:span text:style-name="Source_20_Text">None</text:span>. </text:p>
      <text:p text:style-name="P27"/>
      <text:p text:style-name="P27"/>
      <text:h text:style-name="P71" text:outline-level="3"><text:bookmark text:name="get_seed"/><text:span text:style-name="Source_20_Text">tf.get_seed(op_seed)</text:span></text:h>
      <text:p text:style-name="P27"><text:span text:style-name="Source_20_Text">返回在这个自定义</text:span>operation<text:span text:style-name="Source_20_Text">中使用的seed</text:span></text:p>
      <text:p text:style-name="P27"><text:span text:style-name="Source_20_Text"><text:span text:style-name="T2">op_seed</text:span></text:span>: integer.</text:p>
      <text:h text:style-name="P87" text:outline-level="1"><text:bookmark text:name="constants-sequences-and-random-values"/>Constants, Sequences, and Random Values</text:h>
      <text:p text:style-name="P27">Contents</text:p>
      <text:list xml:id="list8055020459912029421" text:style-name="L19">
        <text:list-item>
          <text:p text:style-name="P32"><text:a xlink:type="simple" xlink:href="https://www.tensorflow.org/versions/r0.8/api_docs/python/constant_op.html#constants-sequences-and-random-values">Constants, Sequences, and Random Values</text:a> </text:p>
          <text:list>
            <text:list-item>
              <text:p text:style-name="P32"><text:a xlink:type="simple" xlink:href="https://www.tensorflow.org/versions/r0.8/api_docs/python/constant_op.html#constant-value-tensors">Constant Value Tensors</text:a> </text:p>
              <text:list>
                <text:list-item>
                  <text:p text:style-name="P32"><text:a xlink:type="simple" xlink:href="https://www.tensorflow.org/versions/r0.8/api_docs/python/constant_op.html#zeros"><text:span text:style-name="Source_20_Text">tf.zeros(shape, dtype=tf.float32, name=None)</text:span></text:a> </text:p>
                </text:list-item>
                <text:list-item>
                  <text:p text:style-name="P32"><text:a xlink:type="simple" xlink:href="https://www.tensorflow.org/versions/r0.8/api_docs/python/constant_op.html#zeros_like"><text:span text:style-name="Source_20_Text">tf.zeros_like(tensor, dtype=None, name=None)</text:span></text:a> </text:p>
                </text:list-item>
                <text:list-item>
                  <text:p text:style-name="P32"><text:a xlink:type="simple" xlink:href="https://www.tensorflow.org/versions/r0.8/api_docs/python/constant_op.html#ones"><text:span text:style-name="Source_20_Text">tf.ones(shape, dtype=tf.float32, name=None)</text:span></text:a> </text:p>
                </text:list-item>
                <text:list-item>
                  <text:p text:style-name="P32"><text:a xlink:type="simple" xlink:href="https://www.tensorflow.org/versions/r0.8/api_docs/python/constant_op.html#ones_like"><text:span text:style-name="Source_20_Text">tf.ones_like(tensor, dtype=None, name=None)</text:span></text:a> </text:p>
                </text:list-item>
                <text:list-item>
                  <text:p text:style-name="P32"><text:a xlink:type="simple" xlink:href="https://www.tensorflow.org/versions/r0.8/api_docs/python/constant_op.html#fill"><text:span text:style-name="Source_20_Text">tf.fill(dims, value, name=None)</text:span></text:a> </text:p>
                </text:list-item>
                <text:list-item>
                  <text:p text:style-name="P32"><text:a xlink:type="simple" xlink:href="https://www.tensorflow.org/versions/r0.8/api_docs/python/constant_op.html#constant"><text:span text:style-name="Source_20_Text">tf.constant(value, dtype=None, shape=None, name=Const)</text:span></text:a> </text:p>
                </text:list-item>
              </text:list>
            </text:list-item>
            <text:list-item>
              <text:p text:style-name="P32"><text:a xlink:type="simple" xlink:href="https://www.tensorflow.org/versions/r0.8/api_docs/python/constant_op.html#sequences">Sequences</text:a> </text:p>
              <text:list>
                <text:list-item>
                  <text:p text:style-name="P32"><text:a xlink:type="simple" xlink:href="https://www.tensorflow.org/versions/r0.8/api_docs/python/constant_op.html#linspace"><text:span text:style-name="Source_20_Text">tf.linspace(start, stop, num, name=None)</text:span></text:a> </text:p>
                </text:list-item>
                <text:list-item>
                  <text:p text:style-name="P32"><text:a xlink:type="simple" xlink:href="https://www.tensorflow.org/versions/r0.8/api_docs/python/constant_op.html#range"><text:span text:style-name="Source_20_Text">tf.range(start, limit=None, delta=1, name=range)</text:span></text:a> </text:p>
                </text:list-item>
              </text:list>
            </text:list-item>
            <text:list-item>
              <text:p text:style-name="P32"><text:a xlink:type="simple" xlink:href="https://www.tensorflow.org/versions/r0.8/api_docs/python/constant_op.html#random-tensors">Random Tensors</text:a> </text:p>
              <text:list>
                <text:list-item>
                  <text:p text:style-name="P32"><text:a xlink:type="simple" xlink:href="https://www.tensorflow.org/versions/r0.8/api_docs/python/constant_op.html#examples">Examples:</text:a> </text:p>
                </text:list-item>
                <text:list-item>
                  <text:p text:style-name="P32"><text:a xlink:type="simple" xlink:href="https://www.tensorflow.org/versions/r0.8/api_docs/python/constant_op.html#random_normal"><text:span text:style-name="Source_20_Text">tf.random_normal(shape, mean=0.0, stddev=1.0, dtype=tf.float32, seed=None, name=None)</text:span></text:a> </text:p>
                </text:list-item>
                <text:list-item>
                  <text:p text:style-name="P32"><text:a xlink:type="simple" xlink:href="https://www.tensorflow.org/versions/r0.8/api_docs/python/constant_op.html#truncated_normal"><text:span text:style-name="Source_20_Text">tf.truncated_normal(shape, mean=0.0, stddev=1.0, dtype=tf.float32, seed=None, name=None)</text:span></text:a> </text:p>
                </text:list-item>
                <text:list-item>
                  <text:p text:style-name="P32"><text:a xlink:type="simple" xlink:href="https://www.tensorflow.org/versions/r0.8/api_docs/python/constant_op.html#random_uniform"><text:span text:style-name="Source_20_Text">tf.random_uniform(shape, minval=0, maxval=None, dtype=tf.float32, seed=None, name=None)</text:span></text:a> </text:p>
                </text:list-item>
                <text:list-item>
                  <text:p text:style-name="P32"><text:a xlink:type="simple" xlink:href="https://www.tensorflow.org/versions/r0.8/api_docs/python/constant_op.html#random_shuffle"><text:span text:style-name="Source_20_Text">tf.random_shuffle(value, seed=None, name=None)</text:span></text:a> </text:p>
                </text:list-item>
                <text:list-item>
                  <text:p text:style-name="P32"><text:a xlink:type="simple" xlink:href="https://www.tensorflow.org/versions/r0.8/api_docs/python/constant_op.html#random_crop"><text:span text:style-name="Source_20_Text">tf.random_crop(value, size, seed=None, name=None)</text:span></text:a> </text:p>
                </text:list-item>
                <text:list-item>
                  <text:p text:style-name="P28"><text:a xlink:type="simple" xlink:href="https://www.tensorflow.org/versions/r0.8/api_docs/python/constant_op.html#set_random_seed"><text:span text:style-name="Source_20_Text">tf.set_random_seed(seed)</text:span></text:a> </text:p>
                </text:list-item>
              </text:list>
            </text:list-item>
          </text:list>
        </text:list-item>
      </text:list>
      <text:p text:style-name="P27"/>
      <text:h text:style-name="P84" text:outline-level="2"><text:bookmark text:name="constant-value-tensors"/>Constant Value Tensors</text:h>
      <text:h text:style-name="P71" text:outline-level="3"><text:bookmark text:name="zeros"/><text:span text:style-name="Source_20_Text">tf.zeros(shape, dtype=tf.float32, name=None)</text:span></text:h>
      <text:p text:style-name="P27">构建全<text:span text:style-name="T6">0</text:span>tensor</text:p>
      <text:p text:style-name="P43"><text:span text:style-name="Source_20_Text">tf.zeros([3, 4], int32) ==&gt; [[0, 0, 0, 0], [0, 0, 0, 0], [0, 0, 0, 0]]</text:span></text:p>
      <text:p text:style-name="P30"><text:span text:style-name="Source_20_Text"><text:span text:style-name="T2">shape</text:span></text:span>: Either a list of integers, or a 1-D <text:span text:style-name="Source_20_Text">Tensor</text:span> of type <text:span text:style-name="Source_20_Text">int32</text:span>. </text:p>
      <text:p text:style-name="P30"><text:span text:style-name="Source_20_Text"><text:span text:style-name="T2">dtype</text:span></text:span>: The type of an element in the resulting <text:span text:style-name="Source_20_Text">Tensor</text:span>. </text:p>
      <text:p text:style-name="P30"><text:span text:style-name="Source_20_Text"><text:span text:style-name="T2">name</text:span></text:span>: A name for the operation (optional). </text:p>
      <text:p text:style-name="P30"/>
      <text:p text:style-name="P30"/>
      <text:h text:style-name="P72" text:outline-level="3"><text:bookmark text:name="zeros_like"/><text:span text:style-name="Source_20_Text">tf.zeros_like(tensor, dtype=None, name=None)</text:span></text:h>
      <text:p text:style-name="P30">构建与 <text:span text:style-name="Source_20_Text">tensor同型的 全</text:span><text:span text:style-name="Source_20_Text"><text:span text:style-name="T6">0</text:span></text:span><text:span text:style-name="Source_20_Text">tensor</text:span></text:p>
      <text:p text:style-name="P44"><text:span text:style-name="Source_20_Text"># 'tensor' is [[1, 2, 3], [4, 5, 6]]</text:span></text:p>
      <text:p text:style-name="P45"><text:span text:style-name="Source_20_Text">tf.zeros_like(tensor) ==&gt; [[0, 0, 0], [0, 0, 0]]</text:span></text:p>
      <text:p text:style-name="P30"><text:span text:style-name="Source_20_Text"><text:span text:style-name="T2">tensor</text:span></text:span>: A <text:span text:style-name="Source_20_Text">Tensor</text:span>. </text:p>
      <text:p text:style-name="P30"><text:span text:style-name="Source_20_Text"><text:span text:style-name="T2">dtype</text:span></text:span>: A type for the returned <text:span text:style-name="Source_20_Text">Tensor</text:span>. Must be <text:span text:style-name="Source_20_Text">float32</text:span>, <text:span text:style-name="Source_20_Text">float64</text:span>, <text:span text:style-name="Source_20_Text">int8</text:span>, <text:span text:style-name="Source_20_Text">int16</text:span>, <text:span text:style-name="Source_20_Text">int32</text:span>, <text:span text:style-name="Source_20_Text">int64</text:span>, <text:span text:style-name="Source_20_Text">uint8</text:span>, or <text:span text:style-name="Source_20_Text">complex64</text:span>.</text:p>
      <text:p text:style-name="P30"><text:span text:style-name="Source_20_Text"><text:span text:style-name="T2">name</text:span></text:span>: A name for the operation (optional).</text:p>
      <text:p text:style-name="P30"><text:span text:style-name="Source_20_Text"/></text:p>
      <text:p text:style-name="P27"/>
      <text:h text:style-name="P71" text:outline-level="3"><text:bookmark text:name="ones"/><text:span text:style-name="Source_20_Text">tf.ones(shape, dtype=tf.float32, name=None)</text:span></text:h>
      <text:p text:style-name="P30">构建全<text:span text:style-name="T6">1</text:span>tensor</text:p>
      <text:p text:style-name="P44"><text:span text:style-name="Source_20_Text">tf.ones([2, 3], int32) ==&gt; [[1, 1, 1], [1, 1, 1]]</text:span></text:p>
      <text:p text:style-name="P30"><text:span text:style-name="Source_20_Text"><text:span text:style-name="T2">shape</text:span></text:span>: Either a list of integers, or a 1-D <text:span text:style-name="Source_20_Text">Tensor</text:span> of type <text:span text:style-name="Source_20_Text">int32</text:span>. </text:p>
      <text:p text:style-name="P30"><text:span text:style-name="Source_20_Text"><text:span text:style-name="T2">dtype</text:span></text:span>: The type of an element in the resulting <text:span text:style-name="Source_20_Text">Tensor</text:span>. </text:p>
      <text:p text:style-name="P30"><text:span text:style-name="Source_20_Text"><text:span text:style-name="T2">name</text:span></text:span>: A name for the operation (optional). </text:p>
      <text:p text:style-name="P30"/>
      <text:p text:style-name="P30"/>
      <text:h text:style-name="P72" text:outline-level="3"><text:bookmark text:name="ones_like"/><text:soft-page-break/><text:span text:style-name="Source_20_Text">tf.ones_like(tensor, dtype=None, name=None)</text:span></text:h>
      <text:p text:style-name="P30">构建与 <text:span text:style-name="Source_20_Text">tensor同型的 全</text:span><text:span text:style-name="Source_20_Text"><text:span text:style-name="T6">1的</text:span></text:span><text:span text:style-name="Source_20_Text">tensor</text:span></text:p>
      <text:p text:style-name="P44"><text:span text:style-name="Source_20_Text"># 'tensor' is [[1, 2, 3], [4, 5, 6]]</text:span></text:p>
      <text:p text:style-name="P45"><text:span text:style-name="Source_20_Text">tf.ones_like(tensor) ==&gt; [[1, 1, 1], [1, 1, 1]]</text:span></text:p>
      <text:p text:style-name="P30"><text:span text:style-name="Source_20_Text"><text:span text:style-name="T2">tensor</text:span></text:span>: A <text:span text:style-name="Source_20_Text">Tensor</text:span>. </text:p>
      <text:p text:style-name="P30"><text:span text:style-name="Source_20_Text"><text:span text:style-name="T2">dtype</text:span></text:span>: A type for the returned <text:span text:style-name="Source_20_Text">Tensor</text:span>. Must be <text:span text:style-name="Source_20_Text">float32</text:span>, <text:span text:style-name="Source_20_Text">float64</text:span>, <text:span text:style-name="Source_20_Text">int8</text:span>, <text:span text:style-name="Source_20_Text">int16</text:span>, <text:span text:style-name="Source_20_Text">int32</text:span>, <text:span text:style-name="Source_20_Text">int64</text:span>, <text:span text:style-name="Source_20_Text">uint8</text:span>, or <text:span text:style-name="Source_20_Text">complex64</text:span>.</text:p>
      <text:p text:style-name="P30"><text:span text:style-name="Source_20_Text"><text:span text:style-name="T2">name</text:span></text:span>: A name for the operation (optional)</text:p>
      <text:p text:style-name="P30"/>
      <text:p text:style-name="P30"/>
      <text:h text:style-name="P72" text:outline-level="3"><text:bookmark text:name="fill"/><text:span text:style-name="Source_20_Text">tf.fill(dims, value, name=None)</text:span></text:h>
      <text:p text:style-name="P30"><text:span text:style-name="Source_20_Text">按照给定的dim新建全 value的tensor</text:span></text:p>
      <text:p text:style-name="P44"><text:span text:style-name="Source_20_Text"># Output tensor has shape [2, 3].</text:span></text:p>
      <text:p text:style-name="Preformatted_20_Text"><text:span text:style-name="Source_20_Text">fill([2, 3], 9) ==&gt; [[9, 9, 9]</text:span></text:p>
      <text:p text:style-name="P45"><text:span text:style-name="Source_20_Text"><text:s text:c="21"/>[9, 9, 9]]</text:span></text:p>
      <text:p text:style-name="P30"><text:span text:style-name="Source_20_Text"><text:span text:style-name="T2">dims</text:span></text:span>: A <text:span text:style-name="Source_20_Text">Tensor</text:span> of type <text:span text:style-name="Source_20_Text">int32</text:span>. 1-D. Represents the shape of the output tensor. </text:p>
      <text:p text:style-name="P30"><text:span text:style-name="Source_20_Text"><text:span text:style-name="T2">value</text:span></text:span>: A <text:span text:style-name="Source_20_Text">Tensor</text:span>. 0-D (scalar). Value to fill the returned tensor. </text:p>
      <text:p text:style-name="P30"><text:span text:style-name="Source_20_Text"><text:span text:style-name="T2">name</text:span></text:span>: A name for the operation (optional). </text:p>
      <text:p text:style-name="P30"/>
      <text:p text:style-name="P30"/>
      <text:h text:style-name="P72" text:outline-level="3"><text:bookmark text:name="constant"/><text:span text:style-name="Source_20_Text">tf.constant(value, dtype=None, shape=None, name='Const')</text:span></text:h>
      <text:p text:style-name="P30"><text:span text:style-name="Source_20_Text">生成一个</text:span>constant tensor</text:p>
      <text:p text:style-name="P44"><text:span text:style-name="Source_20_Text"># Constant 1-D Tensor populated with value list.</text:span></text:p>
      <text:p text:style-name="Preformatted_20_Text"><text:span text:style-name="Source_20_Text"><text:s/>tensor = tf.constant([1, 2, 3, 4, 5, 6, 7]) =&gt; [1 2 3 4 5 6 7]</text:span></text:p>
      <text:p text:style-name="Preformatted_20_Text"/>
      <text:p text:style-name="Preformatted_20_Text"><text:span text:style-name="Source_20_Text"><text:s/># Constant 2-D tensor populated with scalar value -1.</text:span></text:p>
      <text:p text:style-name="Preformatted_20_Text"><text:span text:style-name="Source_20_Text"><text:s/>tensor = tf.constant(-1.0, shape=[2, 3]) =&gt; [[-1. -1. -1.]</text:span></text:p>
      <text:p text:style-name="P45"><text:span text:style-name="Source_20_Text"><text:s text:c="46"/>[-1. -1. -1.]]</text:span></text:p>
      <text:p text:style-name="P30"><text:span text:style-name="Source_20_Text"><text:span text:style-name="T2">value</text:span></text:span>: A constant value (or list) of output type <text:span text:style-name="Source_20_Text">dtype</text:span>.</text:p>
      <text:p text:style-name="P30"><text:span text:style-name="Source_20_Text"><text:span text:style-name="T2">dtype</text:span></text:span>: The type of the elements of the resulting tensor.</text:p>
      <text:p text:style-name="P30"><text:span text:style-name="Source_20_Text"><text:span text:style-name="T2">shape</text:span></text:span>: Optional dimensions of resulting tensor.</text:p>
      <text:p text:style-name="P30"><text:span text:style-name="Source_20_Text"><text:span text:style-name="T2">name</text:span></text:span>: Optional name for the tensor.</text:p>
      <text:h text:style-name="P85" text:outline-level="2"><text:bookmark text:name="sequences"/>Sequences</text:h>
      <text:h text:style-name="P72" text:outline-level="3"><text:bookmark text:name="linspace"/><text:span text:style-name="Source_20_Text">tf.linspace(start, stop, num, name=None)</text:span></text:h>
      <text:p text:style-name="P30"><text:span text:style-name="Source_20_Text">构建一个等差序列</text:span></text:p>
      <text:p text:style-name="P44"><text:span text:style-name="Source_20_Text">tf.linspace(10.0, 12.0, 3, name="linspace") =&gt; [ 10.0 <text:s/>11.0 <text:s/>12.0]</text:span></text:p>
      <text:p text:style-name="P30"><text:span text:style-name="Source_20_Text"><text:span text:style-name="T2">start</text:span></text:span>: A <text:span text:style-name="Source_20_Text">Tensor</text:span>. Must be one of the following types: <text:span text:style-name="Source_20_Text">float32</text:span>, <text:span text:style-name="Source_20_Text">float64</text:span>. First entry in the range. </text:p>
      <text:p text:style-name="P30"><text:span text:style-name="Source_20_Text"><text:span text:style-name="T2">stop</text:span></text:span>: A <text:span text:style-name="Source_20_Text">Tensor</text:span>. Must have the same type as <text:span text:style-name="Source_20_Text">start</text:span>. Last entry in the range. </text:p>
      <text:p text:style-name="P30"><text:span text:style-name="Source_20_Text"><text:span text:style-name="T2">num</text:span></text:span>: A <text:span text:style-name="Source_20_Text">Tensor</text:span> of type <text:span text:style-name="Source_20_Text">int32</text:span>. Number of values to generate. </text:p>
      <text:p text:style-name="P30"><text:span text:style-name="Source_20_Text"><text:span text:style-name="T2">name</text:span></text:span>: A name for the operation (optional). </text:p>
      <text:p text:style-name="P30"/>
      <text:p text:style-name="P30"/>
      <text:h text:style-name="P72" text:outline-level="3"><text:bookmark text:name="range"/><text:span text:style-name="Source_20_Text">tf.range(start, limit=None, delta=1, name='range')</text:span></text:h>
      <text:p text:style-name="P44">构建一个等差序列</text:p>
      <text:p text:style-name="P44"><text:span text:style-name="Source_20_Text"># 'start' is 3</text:span></text:p>
      <text:p text:style-name="Preformatted_20_Text"><text:span text:style-name="Source_20_Text"># 'limit' is 18</text:span></text:p>
      <text:p text:style-name="Preformatted_20_Text"><text:span text:style-name="Source_20_Text"># 'delta' is 3</text:span></text:p>
      <text:p text:style-name="Preformatted_20_Text"><text:span text:style-name="Source_20_Text">tf.range(start, limit, delta) ==&gt; [3, 6, 9, 12, 15]</text:span></text:p>
      <text:p text:style-name="Preformatted_20_Text"/>
      <text:p text:style-name="Preformatted_20_Text"><text:span text:style-name="Source_20_Text"># 'limit' is 5</text:span></text:p>
      <text:p text:style-name="P45"><text:span text:style-name="Source_20_Text">tf.range(limit) ==&gt; [0, 1, 2, 3, 4]</text:span></text:p>
      <text:p text:style-name="P30"><text:span text:style-name="Source_20_Text"><text:span text:style-name="T2">start</text:span></text:span>: A 0-D (scalar) of type <text:span text:style-name="Source_20_Text">int32</text:span>. First entry in sequence. Defaults to 0. </text:p>
      <text:p text:style-name="P30"><text:span text:style-name="Source_20_Text"><text:span text:style-name="T2">limit</text:span></text:span>: A 0-D (scalar) of type <text:span text:style-name="Source_20_Text">int32</text:span>. Upper limit of sequence, exclusive. </text:p>
      <text:p text:style-name="P30"><text:span text:style-name="Source_20_Text"><text:span text:style-name="T2">delta</text:span></text:span>: A 0-D <text:span text:style-name="Source_20_Text">Tensor</text:span> (scalar) of type <text:span text:style-name="Source_20_Text">int32</text:span>. Optional. Default is 1. Number that increments <text:span text:style-name="Source_20_Text">start</text:span>. </text:p>
      <text:p text:style-name="P30"><text:span text:style-name="Source_20_Text"><text:span text:style-name="T2">name</text:span></text:span>: A name for the operation (optional). </text:p>
      <text:p text:style-name="P30"/>
      <text:h text:style-name="P85" text:outline-level="2"><text:bookmark text:name="random-tensors"/>Random Tensors</text:h>
      <text:p text:style-name="P44"><text:span text:style-name="Source_20_Text"># Create a tensor of shape [2, 3] consisting of random normal values, with mean</text:span></text:p>
      <text:p text:style-name="Preformatted_20_Text"><text:span text:style-name="Source_20_Text"># -1 and standard deviation 4.</text:span></text:p>
      <text:p text:style-name="Preformatted_20_Text"><text:span text:style-name="Source_20_Text">norm = tf.random_normal([2, 3], mean=-1, stddev=4)</text:span></text:p>
      <text:p text:style-name="Preformatted_20_Text"/>
      <text:p text:style-name="Preformatted_20_Text"><text:span text:style-name="Source_20_Text"># Shuffle the first dimension of a tensor</text:span></text:p>
      <text:p text:style-name="Preformatted_20_Text"><text:span text:style-name="Source_20_Text">c = tf.constant([[1, 2], [3, 4], [5, 6]])</text:span></text:p>
      <text:p text:style-name="Preformatted_20_Text"><text:span text:style-name="Source_20_Text">shuff = tf.random_shuffle(c)</text:span></text:p>
      <text:p text:style-name="Preformatted_20_Text"/>
      <text:p text:style-name="Preformatted_20_Text"><text:span text:style-name="Source_20_Text"># Each time we run these ops, different results are generated</text:span></text:p>
      <text:p text:style-name="Preformatted_20_Text"><text:span text:style-name="Source_20_Text">sess = tf.Session()</text:span></text:p>
      <text:p text:style-name="Preformatted_20_Text"><text:span text:style-name="Source_20_Text">print(sess.run(norm))</text:span></text:p>
      <text:p text:style-name="Preformatted_20_Text"><text:span text:style-name="Source_20_Text">print(sess.run(norm))</text:span></text:p>
      <text:p text:style-name="Preformatted_20_Text"/>
      <text:p text:style-name="Preformatted_20_Text"><text:span text:style-name="Source_20_Text"># Set an op-level seed to generate repeatable sequences across sessions.</text:span></text:p>
      <text:p text:style-name="Preformatted_20_Text"><text:span text:style-name="Source_20_Text">norm = tf.random_normal([2, 3], seed=1234)</text:span></text:p>
      <text:p text:style-name="Preformatted_20_Text"><text:span text:style-name="Source_20_Text">sess = tf.Session()</text:span></text:p>
      <text:p text:style-name="Preformatted_20_Text"><text:span text:style-name="Source_20_Text">print(sess.run(norm))</text:span></text:p>
      <text:p text:style-name="Preformatted_20_Text"><text:span text:style-name="Source_20_Text">print(sess.run(norm))</text:span></text:p>
      <text:p text:style-name="Preformatted_20_Text"><text:span text:style-name="Source_20_Text">sess = tf.Session()</text:span></text:p>
      <text:p text:style-name="Preformatted_20_Text"><text:span text:style-name="Source_20_Text">print(sess.run(norm))</text:span></text:p>
      <text:p text:style-name="P45"><text:span text:style-name="Source_20_Text">print(sess.run(norm))</text:span></text:p>
      <text:p text:style-name="P30"/>
      <text:p text:style-name="P44"><text:span text:style-name="Source_20_Text"># Use random uniform values in [0, 1) as the initializer for a variable of shape</text:span></text:p>
      <text:p text:style-name="Preformatted_20_Text"><text:span text:style-name="Source_20_Text"># [2, 3]. The default type is float32.</text:span></text:p>
      <text:p text:style-name="Preformatted_20_Text"><text:span text:style-name="Source_20_Text">var = tf.Variable(tf.random_uniform([2, 3]), name="var")</text:span></text:p>
      <text:p text:style-name="Preformatted_20_Text"><text:span text:style-name="Source_20_Text">init = tf.initialize_all_variables()</text:span></text:p>
      <text:p text:style-name="Preformatted_20_Text"/>
      <text:p text:style-name="Preformatted_20_Text"><text:span text:style-name="Source_20_Text">sess = tf.Session()</text:span></text:p>
      <text:p text:style-name="Preformatted_20_Text"><text:span text:style-name="Source_20_Text">sess.run(init)</text:span></text:p>
      <text:p text:style-name="P45"><text:span text:style-name="Source_20_Text">print(sess.run(var))</text:span></text:p>
      <text:h text:style-name="P77" text:outline-level="3"><text:bookmark text:name="random_normal"/><text:span text:style-name="Source_20_Text">tf.random_normal(shape, mean=0.0, stddev=1.0, dtype=tf.float32, seed=None, name=None)</text:span></text:h>
      <text:p text:style-name="P45"><text:span text:style-name="Source_20_Text">生成正态分布的随机数</text:span></text:p>
      <text:p text:style-name="P35"><text:span text:style-name="Source_20_Text"><text:span text:style-name="T2">shape</text:span></text:span>: A 1-D integer Tensor or Python array. The shape of the output tensor. </text:p>
      <text:p text:style-name="P35"><text:span text:style-name="Source_20_Text"><text:span text:style-name="T2">mean</text:span></text:span>: A 0-D Tensor or Python value of type <text:span text:style-name="Source_20_Text">dtype</text:span>. The mean of the normal distribution. </text:p>
      <text:p text:style-name="P35"><text:span text:style-name="Source_20_Text"><text:span text:style-name="T2">stddev</text:span></text:span>: A 0-D Tensor or Python value of type <text:span text:style-name="Source_20_Text">dtype</text:span>. The standard deviation of the normal distribution. </text:p>
      <text:p text:style-name="P35"><text:span text:style-name="Source_20_Text"><text:span text:style-name="T2">dtype</text:span></text:span>: The type of the output. </text:p>
      <text:p text:style-name="P35"><text:span text:style-name="Source_20_Text"><text:span text:style-name="T2">seed</text:span></text:span>: A Python integer. Used to create a random seed for the distribution. See <text:a xlink:type="simple" xlink:href="https://www.tensorflow.org/versions/r0.8/api_docs/python/constant_op.html#set_random_seed"><text:span text:style-name="Source_20_Text">set_random_seed</text:span></text:a> for behavior. </text:p>
      <text:p text:style-name="P35"><text:soft-page-break/><text:span text:style-name="Source_20_Text"><text:span text:style-name="T2">name</text:span></text:span>: A name for the operation (optional). </text:p>
      <text:p text:style-name="P45"/>
      <text:p text:style-name="P45"/>
      <text:h text:style-name="P77" text:outline-level="3"><text:bookmark text:name="truncated_normal"/><text:span text:style-name="Source_20_Text">tf.truncated_normal(shape, mean=0.0, stddev=1.0, dtype=tf.float32, seed=None, name=None)</text:span></text:h>
      <text:p text:style-name="P45"><text:span text:style-name="Source_20_Text">生成截尾正态分布，删除偏离</text:span><text:span text:style-name="Source_20_Text"><text:span text:style-name="T7">2倍标准差的数据</text:span></text:span></text:p>
      <text:p text:style-name="P36"><text:span text:style-name="Source_20_Text"><text:span text:style-name="T2">shape</text:span></text:span>: A 1-D integer Tensor or Python array. The shape of the output tensor. </text:p>
      <text:p text:style-name="P36"><text:span text:style-name="Source_20_Text"><text:span text:style-name="T2">mean</text:span></text:span>: A 0-D Tensor or Python value of type <text:span text:style-name="Source_20_Text">dtype</text:span>. The mean of the truncated normal distribution. </text:p>
      <text:p text:style-name="P36"><text:span text:style-name="Source_20_Text"><text:span text:style-name="T2">stddev</text:span></text:span>: A 0-D Tensor or Python value of type <text:span text:style-name="Source_20_Text">dtype</text:span>. The standard deviation of the truncated normal distribution. </text:p>
      <text:p text:style-name="P36"><text:span text:style-name="Source_20_Text"><text:span text:style-name="T2">dtype</text:span></text:span>: The type of the output. </text:p>
      <text:p text:style-name="P36"><text:span text:style-name="Source_20_Text"><text:span text:style-name="T2">seed</text:span></text:span>: A Python integer. Used to create a random seed for the distribution. See <text:a xlink:type="simple" xlink:href="https://www.tensorflow.org/versions/r0.8/api_docs/python/constant_op.html#set_random_seed"><text:span text:style-name="Source_20_Text">set_random_seed</text:span></text:a> for behavior. </text:p>
      <text:p text:style-name="P36"><text:span text:style-name="Source_20_Text"><text:span text:style-name="T2">name</text:span></text:span>: A name for the operation (optional). </text:p>
      <text:p text:style-name="P45"/>
      <text:p text:style-name="P45"/>
      <text:h text:style-name="P77" text:outline-level="3"><text:bookmark text:name="random_uniform"/><text:span text:style-name="Source_20_Text">tf.random_uniform(shape, minval=0, maxval=None, dtype=tf.float32, seed=None, name=None)</text:span></text:h>
      <text:p text:style-name="P45"><text:span text:style-name="Source_20_Text">生成均匀分布</text:span></text:p>
      <text:p text:style-name="P36"><text:span text:style-name="Source_20_Text"><text:span text:style-name="T2">shape</text:span></text:span>: A 1-D integer Tensor or Python array. The shape of the output tensor. </text:p>
      <text:p text:style-name="P36"><text:span text:style-name="Source_20_Text"><text:span text:style-name="T2">minval</text:span></text:span>: A 0-D Tensor or Python value of type <text:span text:style-name="Source_20_Text">dtype</text:span>. The lower bound on the range of random values to generate. Defaults to 0. </text:p>
      <text:p text:style-name="P36"><text:span text:style-name="Source_20_Text"><text:span text:style-name="T2">maxval</text:span></text:span>: A 0-D Tensor or Python value of type <text:span text:style-name="Source_20_Text">dtype</text:span>. The upper bound on the range of random values to generate. Defaults to 1 if <text:span text:style-name="Source_20_Text">dtype</text:span> is floating point. </text:p>
      <text:p text:style-name="P36"><text:span text:style-name="Source_20_Text"><text:span text:style-name="T2">dtype</text:span></text:span>: The type of the output: <text:span text:style-name="Source_20_Text">float32</text:span>, <text:span text:style-name="Source_20_Text">float64</text:span>, <text:span text:style-name="Source_20_Text">int32</text:span>, or <text:span text:style-name="Source_20_Text">int64</text:span>. </text:p>
      <text:p text:style-name="P36"><text:soft-page-break/><text:span text:style-name="Source_20_Text"><text:span text:style-name="T2">seed</text:span></text:span>: A Python integer. Used to create a random seed for the distribution. See <text:a xlink:type="simple" xlink:href="https://www.tensorflow.org/versions/r0.8/api_docs/python/constant_op.html#set_random_seed"><text:span text:style-name="Source_20_Text">set_random_seed</text:span></text:a> for behavior. </text:p>
      <text:p text:style-name="P36"><text:span text:style-name="Source_20_Text"><text:span text:style-name="T2">name</text:span></text:span>: A name for the operation (optional). </text:p>
      <text:p text:style-name="P45"/>
      <text:p text:style-name="P45"/>
      <text:h text:style-name="P77" text:outline-level="3"><text:bookmark text:name="random_shuffle"/><text:span text:style-name="Source_20_Text">tf.random_shuffle(value, seed=None, name=None)</text:span></text:h>
      <text:p text:style-name="P45"><text:span text:style-name="Source_20_Text">按照第</text:span><text:span text:style-name="Source_20_Text"><text:span text:style-name="T7">0个维度进行乱序</text:span></text:span></text:p>
      <text:p text:style-name="P45"><text:span text:style-name="Source_20_Text">[[1, 2], <text:s text:c="6"/>[[5, 6],</text:span></text:p>
      <text:p text:style-name="Preformatted_20_Text"><text:span text:style-name="Source_20_Text"><text:s/>[3, 4], <text:s/>==&gt; <text:s text:c="2"/>[1, 2],</text:span></text:p>
      <text:p text:style-name="P45"><text:span text:style-name="Source_20_Text"><text:s/>[5, 6]] <text:s text:c="7"/>[3, 4]]</text:span></text:p>
      <text:p text:style-name="P36"><text:span text:style-name="Source_20_Text"><text:span text:style-name="T2">value</text:span></text:span>: A Tensor to be shuffled. </text:p>
      <text:p text:style-name="P36"><text:span text:style-name="Source_20_Text"><text:span text:style-name="T2">seed</text:span></text:span>: A Python integer. Used to create a random seed for the distribution. See <text:a xlink:type="simple" xlink:href="https://www.tensorflow.org/versions/r0.8/api_docs/python/constant_op.html#set_random_seed"><text:span text:style-name="Source_20_Text">set_random_seed</text:span></text:a> for behavior. </text:p>
      <text:p text:style-name="P36"><text:span text:style-name="Source_20_Text"><text:span text:style-name="T2">name</text:span></text:span>: A name for the operation (optional). </text:p>
      <text:p text:style-name="P46"/>
      <text:p text:style-name="P46"/>
      <text:h text:style-name="P78" text:outline-level="3"><text:bookmark text:name="random_crop"/><text:span text:style-name="Source_20_Text">tf.random_crop(value, size, seed=None, name=None)</text:span></text:h>
      <text:p text:style-name="P46"><text:span text:style-name="Source_20_Text">随机修剪一个</text:span>tensor</text:p>
      <text:p text:style-name="P36"><text:span text:style-name="Source_20_Text"><text:span text:style-name="T2">value</text:span></text:span>: Input tensor to crop. </text:p>
      <text:p text:style-name="P36"><text:span text:style-name="Source_20_Text"><text:span text:style-name="T2">size</text:span></text:span>: 1-D tensor with size the rank of <text:span text:style-name="Source_20_Text">value</text:span>. </text:p>
      <text:p text:style-name="P36"><text:span text:style-name="Source_20_Text"><text:span text:style-name="T2">seed</text:span></text:span>: Python integer. Used to create a random seed. See <text:a xlink:type="simple" xlink:href="https://www.tensorflow.org/versions/r0.8/api_docs/python/constant_op.html#set_random_seed"><text:span text:style-name="Source_20_Text">set_random_seed</text:span></text:a> for behavior. </text:p>
      <text:p text:style-name="P36"><text:span text:style-name="Source_20_Text"><text:span text:style-name="T2">name</text:span></text:span>: A name for this operation (optional). </text:p>
      <text:p text:style-name="P46"/>
      <text:p text:style-name="P46"/>
      <text:h text:style-name="P78" text:outline-level="3"><text:bookmark text:name="set_random_seed"/><text:soft-page-break/><text:span text:style-name="Source_20_Text">tf.set_random_seed(seed)</text:span></text:h>
      <text:p text:style-name="P46">Sets the graph-level random seed.</text:p>
      <text:p text:style-name="P46"><text:span text:style-name="Source_20_Text">a = tf.random_uniform([1])</text:span></text:p>
      <text:p text:style-name="Preformatted_20_Text"><text:span text:style-name="Source_20_Text">b = tf.random_normal([1])</text:span></text:p>
      <text:p text:style-name="Preformatted_20_Text"/>
      <text:p text:style-name="Preformatted_20_Text"><text:span text:style-name="Source_20_Text">print("Session 1")</text:span></text:p>
      <text:p text:style-name="Preformatted_20_Text"><text:span text:style-name="Source_20_Text">with tf.Session() as sess1:</text:span></text:p>
      <text:p text:style-name="Preformatted_20_Text"><text:span text:style-name="Source_20_Text"><text:s text:c="2"/>print(sess1.run(a)) <text:s/># generates 'A1'</text:span></text:p>
      <text:p text:style-name="Preformatted_20_Text"><text:span text:style-name="Source_20_Text"><text:s text:c="2"/>print(sess1.run(a)) <text:s/># generates 'A2'</text:span></text:p>
      <text:p text:style-name="Preformatted_20_Text"><text:span text:style-name="Source_20_Text"><text:s text:c="2"/>print(sess1.run(b)) <text:s/># generates 'B1'</text:span></text:p>
      <text:p text:style-name="Preformatted_20_Text"><text:span text:style-name="Source_20_Text"><text:s text:c="2"/>print(sess1.run(b)) <text:s/># generates 'B2'</text:span></text:p>
      <text:p text:style-name="Preformatted_20_Text"/>
      <text:p text:style-name="Preformatted_20_Text"><text:span text:style-name="Source_20_Text">print("Session 2")</text:span></text:p>
      <text:p text:style-name="Preformatted_20_Text"><text:span text:style-name="Source_20_Text">with tf.Session() as sess2:</text:span></text:p>
      <text:p text:style-name="Preformatted_20_Text"><text:span text:style-name="Source_20_Text"><text:s text:c="2"/>print(sess2.run(a)) <text:s/># generates 'A3'</text:span></text:p>
      <text:p text:style-name="Preformatted_20_Text"><text:span text:style-name="Source_20_Text"><text:s text:c="2"/>print(sess2.run(a)) <text:s/># generates 'A4'</text:span></text:p>
      <text:p text:style-name="Preformatted_20_Text"><text:span text:style-name="Source_20_Text"><text:s text:c="2"/>print(sess2.run(b)) <text:s/># generates 'B3'</text:span></text:p>
      <text:p text:style-name="P45"><text:span text:style-name="Source_20_Text"><text:s text:c="2"/>print(sess2.run(b)) <text:s/># generates 'B4'</text:span></text:p>
      <text:p text:style-name="P46"/>
      <text:p text:style-name="P46"><text:span text:style-name="Source_20_Text">a = tf.random_uniform([1], seed=1)</text:span></text:p>
      <text:p text:style-name="Preformatted_20_Text"><text:span text:style-name="Source_20_Text">b = tf.random_normal([1])</text:span></text:p>
      <text:p text:style-name="Preformatted_20_Text"/>
      <text:p text:style-name="Preformatted_20_Text"><text:span text:style-name="Source_20_Text"># Repeatedly running this block with the same graph will generate the same</text:span></text:p>
      <text:p text:style-name="Preformatted_20_Text"><text:span text:style-name="Source_20_Text"># sequence of values for 'a', but different sequences of values for 'b'.</text:span></text:p>
      <text:p text:style-name="Preformatted_20_Text"><text:span text:style-name="Source_20_Text">print("Session 1")</text:span></text:p>
      <text:p text:style-name="Preformatted_20_Text"><text:span text:style-name="Source_20_Text">with tf.Session() as sess1:</text:span></text:p>
      <text:p text:style-name="Preformatted_20_Text"><text:span text:style-name="Source_20_Text"><text:s text:c="2"/>print(sess1.run(a)) <text:s/># generates 'A1'</text:span></text:p>
      <text:p text:style-name="Preformatted_20_Text"><text:span text:style-name="Source_20_Text"><text:s text:c="2"/>print(sess1.run(a)) <text:s/># generates 'A2'</text:span></text:p>
      <text:p text:style-name="Preformatted_20_Text"><text:span text:style-name="Source_20_Text"><text:s text:c="2"/>print(sess1.run(b)) <text:s/># generates 'B1'</text:span></text:p>
      <text:p text:style-name="Preformatted_20_Text"><text:span text:style-name="Source_20_Text"><text:s text:c="2"/>print(sess1.run(b)) <text:s/># generates 'B2'</text:span></text:p>
      <text:p text:style-name="Preformatted_20_Text"/>
      <text:p text:style-name="Preformatted_20_Text"><text:span text:style-name="Source_20_Text">print("Session 2")</text:span></text:p>
      <text:p text:style-name="Preformatted_20_Text"><text:span text:style-name="Source_20_Text">with tf.Session() as sess2:</text:span></text:p>
      <text:p text:style-name="Preformatted_20_Text"><text:span text:style-name="Source_20_Text"><text:s text:c="2"/>print(sess2.run(a)) <text:s/># generates 'A1'</text:span></text:p>
      <text:p text:style-name="Preformatted_20_Text"><text:span text:style-name="Source_20_Text"><text:s text:c="2"/>print(sess2.run(a)) <text:s/># generates 'A2'</text:span></text:p>
      <text:p text:style-name="Preformatted_20_Text"><text:span text:style-name="Source_20_Text"><text:s text:c="2"/>print(sess2.run(b)) <text:s/># generates 'B3'</text:span></text:p>
      <text:p text:style-name="P45"><text:span text:style-name="Source_20_Text"><text:s text:c="2"/>print(sess2.run(b)) <text:s/># generates 'B4'</text:span></text:p>
      <text:p text:style-name="P46"/>
      <text:p text:style-name="P46"><text:span text:style-name="Source_20_Text">tf.set_random_seed(1234)</text:span></text:p>
      <text:p text:style-name="Preformatted_20_Text"><text:span text:style-name="Source_20_Text">a = tf.random_uniform([1])</text:span></text:p>
      <text:p text:style-name="Preformatted_20_Text"><text:span text:style-name="Source_20_Text">b = tf.random_normal([1])</text:span></text:p>
      <text:p text:style-name="Preformatted_20_Text"/>
      <text:p text:style-name="Preformatted_20_Text"><text:span text:style-name="Source_20_Text"># Repeatedly running this block with the same graph will generate different</text:span></text:p>
      <text:p text:style-name="Preformatted_20_Text"><text:span text:style-name="Source_20_Text"># sequences of 'a' and 'b'.</text:span></text:p>
      <text:p text:style-name="Preformatted_20_Text"><text:span text:style-name="Source_20_Text">print("Session 1")</text:span></text:p>
      <text:p text:style-name="Preformatted_20_Text"><text:span text:style-name="Source_20_Text">with tf.Session() as sess1:</text:span></text:p>
      <text:p text:style-name="Preformatted_20_Text"><text:span text:style-name="Source_20_Text"><text:s text:c="2"/>print(sess1.run(a)) <text:s/># generates 'A1'</text:span></text:p>
      <text:p text:style-name="Preformatted_20_Text"><text:span text:style-name="Source_20_Text"><text:s text:c="2"/>print(sess1.run(a)) <text:s/># generates 'A2'</text:span></text:p>
      <text:p text:style-name="Preformatted_20_Text"><text:soft-page-break/><text:span text:style-name="Source_20_Text"><text:s text:c="2"/>print(sess1.run(b)) <text:s/># generates 'B1'</text:span></text:p>
      <text:p text:style-name="Preformatted_20_Text"><text:span text:style-name="Source_20_Text"><text:s text:c="2"/>print(sess1.run(b)) <text:s/># generates 'B2'</text:span></text:p>
      <text:p text:style-name="Preformatted_20_Text"/>
      <text:p text:style-name="Preformatted_20_Text"><text:span text:style-name="Source_20_Text">print("Session 2")</text:span></text:p>
      <text:p text:style-name="Preformatted_20_Text"><text:span text:style-name="Source_20_Text">with tf.Session() as sess2:</text:span></text:p>
      <text:p text:style-name="Preformatted_20_Text"><text:span text:style-name="Source_20_Text"><text:s text:c="2"/>print(sess2.run(a)) <text:s/># generates 'A1'</text:span></text:p>
      <text:p text:style-name="Preformatted_20_Text"><text:span text:style-name="Source_20_Text"><text:s text:c="2"/>print(sess2.run(a)) <text:s/># generates 'A2'</text:span></text:p>
      <text:p text:style-name="Preformatted_20_Text"><text:span text:style-name="Source_20_Text"><text:s text:c="2"/>print(sess2.run(b)) <text:s/># generates 'B1'</text:span></text:p>
      <text:p text:style-name="P45"><text:span text:style-name="Source_20_Text"><text:s text:c="2"/>print(sess2.run(b)) <text:s/># generates 'B2'</text:span></text:p>
      <text:p text:style-name="P46"><text:span text:style-name="Source_20_Text"><text:span text:style-name="T2">seed</text:span></text:span>: integer.</text:p>
      <text:h text:style-name="P89" text:outline-level="1"><text:bookmark text:name="variables"/>Variables</text:h>
      <text:p text:style-name="P36">Contents</text:p>
      <text:list xml:id="list3848375396114831830" text:style-name="L37">
        <text:list-item>
          <text:p text:style-name="P34"><text:a xlink:type="simple" xlink:href="https://www.tensorflow.org/versions/r0.8/api_docs/python/state_ops.html#variables">Variables</text:a> </text:p>
          <text:list>
            <text:list-item>
              <text:p text:style-name="P34"><text:a xlink:type="simple" xlink:href="https://www.tensorflow.org/versions/r0.8/api_docs/python/state_ops.html#variables-2">Variables</text:a> </text:p>
              <text:list>
                <text:list-item>
                  <text:p text:style-name="P34"><text:a xlink:type="simple" xlink:href="https://www.tensorflow.org/versions/r0.8/api_docs/python/state_ops.html#Variable"><text:span text:style-name="Source_20_Text">class tf.Variable</text:span></text:a> </text:p>
                </text:list-item>
              </text:list>
            </text:list-item>
            <text:list-item>
              <text:p text:style-name="P34"><text:a xlink:type="simple" xlink:href="https://www.tensorflow.org/versions/r0.8/api_docs/python/state_ops.html#variable-helper-functions">Variable helper functions</text:a> </text:p>
              <text:list>
                <text:list-item>
                  <text:p text:style-name="P34"><text:a xlink:type="simple" xlink:href="https://www.tensorflow.org/versions/r0.8/api_docs/python/state_ops.html#all_variables"><text:span text:style-name="Source_20_Text">tf.all_variables()</text:span></text:a> </text:p>
                </text:list-item>
                <text:list-item>
                  <text:p text:style-name="P34"><text:a xlink:type="simple" xlink:href="https://www.tensorflow.org/versions/r0.8/api_docs/python/state_ops.html#trainable_variables"><text:span text:style-name="Source_20_Text">tf.trainable_variables()</text:span></text:a> </text:p>
                </text:list-item>
                <text:list-item>
                  <text:p text:style-name="P34"><text:a xlink:type="simple" xlink:href="https://www.tensorflow.org/versions/r0.8/api_docs/python/state_ops.html#local_variables"><text:span text:style-name="Source_20_Text">tf.local_variables()</text:span></text:a> </text:p>
                </text:list-item>
                <text:list-item>
                  <text:p text:style-name="P34"><text:a xlink:type="simple" xlink:href="https://www.tensorflow.org/versions/r0.8/api_docs/python/state_ops.html#moving_average_variables"><text:span text:style-name="Source_20_Text">tf.moving_average_variables()</text:span></text:a> </text:p>
                </text:list-item>
                <text:list-item>
                  <text:p text:style-name="P34"><text:a xlink:type="simple" xlink:href="https://www.tensorflow.org/versions/r0.8/api_docs/python/state_ops.html#initialize_all_variables"><text:span text:style-name="Source_20_Text">tf.initialize_all_variables()</text:span></text:a> </text:p>
                </text:list-item>
                <text:list-item>
                  <text:p text:style-name="P34"><text:a xlink:type="simple" xlink:href="https://www.tensorflow.org/versions/r0.8/api_docs/python/state_ops.html#initialize_variables"><text:span text:style-name="Source_20_Text">tf.initialize_variables(var_list, name=init)</text:span></text:a> </text:p>
                </text:list-item>
                <text:list-item>
                  <text:p text:style-name="P34"><text:a xlink:type="simple" xlink:href="https://www.tensorflow.org/versions/r0.8/api_docs/python/state_ops.html#initialize_local_variables"><text:span text:style-name="Source_20_Text">tf.initialize_local_variables()</text:span></text:a> </text:p>
                </text:list-item>
                <text:list-item>
                  <text:p text:style-name="P34"><text:a xlink:type="simple" xlink:href="https://www.tensorflow.org/versions/r0.8/api_docs/python/state_ops.html#is_variable_initialized"><text:span text:style-name="Source_20_Text">tf.is_variable_initialized(variable)</text:span></text:a> </text:p>
                </text:list-item>
                <text:list-item>
                  <text:p text:style-name="P34"><text:a xlink:type="simple" xlink:href="https://www.tensorflow.org/versions/r0.8/api_docs/python/state_ops.html#assert_variables_initialized"><text:span text:style-name="Source_20_Text">tf.assert_variables_initialized(var_list=None)</text:span></text:a> </text:p>
                </text:list-item>
              </text:list>
            </text:list-item>
            <text:list-item>
              <text:p text:style-name="P34"><text:a xlink:type="simple" xlink:href="https://www.tensorflow.org/versions/r0.8/api_docs/python/state_ops.html#saving-and-restoring-variables">Saving and Restoring Variables</text:a> </text:p>
              <text:list>
                <text:list-item>
                  <text:p text:style-name="P34"><text:a xlink:type="simple" xlink:href="https://www.tensorflow.org/versions/r0.8/api_docs/python/state_ops.html#Saver"><text:span text:style-name="Source_20_Text">class tf.train.Saver</text:span></text:a> </text:p>
                </text:list-item>
                <text:list-item>
                  <text:p text:style-name="P34"><text:a xlink:type="simple" xlink:href="https://www.tensorflow.org/versions/r0.8/api_docs/python/state_ops.html#latest_checkpoint"><text:span text:style-name="Source_20_Text">tf.train.latest_checkpoint(checkpoint_dir, latest_filename=None)</text:span></text:a> </text:p>
                </text:list-item>
                <text:list-item>
                  <text:p text:style-name="P34"><text:a xlink:type="simple" xlink:href="https://www.tensorflow.org/versions/r0.8/api_docs/python/state_ops.html#get_checkpoint_state"><text:span text:style-name="Source_20_Text">tf.train.get_checkpoint_state(checkpoint_dir, latest_filename=None)</text:span></text:a> </text:p>
                </text:list-item>
                <text:list-item>
                  <text:p text:style-name="P34"><text:a xlink:type="simple" xlink:href="https://www.tensorflow.org/versions/r0.8/api_docs/python/state_ops.html#update_checkpoint_state"><text:span text:style-name="Source_20_Text">tf.train.update_checkpoint_state(save_dir, model_checkpoint_path, all_model_checkpoint_paths=None, latest_filename=None)</text:span></text:a> </text:p>
                </text:list-item>
              </text:list>
            </text:list-item>
            <text:list-item>
              <text:p text:style-name="P34"><text:a xlink:type="simple" xlink:href="https://www.tensorflow.org/versions/r0.8/api_docs/python/state_ops.html#sharing-variables">Sharing Variables</text:a> </text:p>
              <text:list>
                <text:list-item>
                  <text:p text:style-name="P34"><text:a xlink:type="simple" xlink:href="https://www.tensorflow.org/versions/r0.8/api_docs/python/state_ops.html#get_variable"><text:span text:style-name="Source_20_Text">tf.get_variable(name, shape=None, dtype=tf.float32, initializer=None, regularizer=None, trainable=True, collections=None)</text:span></text:a> </text:p>
                </text:list-item>
                <text:list-item>
                  <text:p text:style-name="P34"><text:a xlink:type="simple" xlink:href="https://www.tensorflow.org/versions/r0.8/api_docs/python/state_ops.html#VariableScope"><text:span text:style-name="Source_20_Text">class tf.VariableScope</text:span></text:a> </text:p>
                </text:list-item>
                <text:list-item>
                  <text:p text:style-name="P34"><text:a xlink:type="simple" xlink:href="https://www.tensorflow.org/versions/r0.8/api_docs/python/state_ops.html#variable_scope"><text:span text:style-name="Source_20_Text">tf.variable_scope(name_or_scope, reuse=None, initializer=None, regularizer=None, caching_device=None)</text:span></text:a> </text:p>
                </text:list-item>
                <text:list-item>
                  <text:p text:style-name="P34"><text:a xlink:type="simple" xlink:href="https://www.tensorflow.org/versions/r0.8/api_docs/python/state_ops.html#variable_op_scope"><text:span text:style-name="Source_20_Text">tf.variable_op_scope(values, name_or_scope, default_name, initializer=None, regularizer=None, caching_device=None, reuse=None)</text:span></text:a> </text:p>
                </text:list-item>
                <text:list-item>
                  <text:p text:style-name="P34"><text:a xlink:type="simple" xlink:href="https://www.tensorflow.org/versions/r0.8/api_docs/python/state_ops.html#get_variable_scope"><text:span text:style-name="Source_20_Text">tf.get_variable_scope()</text:span></text:a> </text:p>
                </text:list-item>
                <text:list-item>
                  <text:p text:style-name="P34"><text:soft-page-break/><text:a xlink:type="simple" xlink:href="https://www.tensorflow.org/versions/r0.8/api_docs/python/state_ops.html#make_template"><text:span text:style-name="Source_20_Text">tf.make_template(name_, func_, **kwargs)</text:span></text:a> </text:p>
                </text:list-item>
                <text:list-item>
                  <text:p text:style-name="P34"><text:a xlink:type="simple" xlink:href="https://www.tensorflow.org/versions/r0.8/api_docs/python/state_ops.html#no_regularizer"><text:span text:style-name="Source_20_Text">tf.no_regularizer(_)</text:span></text:a> </text:p>
                </text:list-item>
                <text:list-item>
                  <text:p text:style-name="P34"><text:a xlink:type="simple" xlink:href="https://www.tensorflow.org/versions/r0.8/api_docs/python/state_ops.html#constant_initializer"><text:span text:style-name="Source_20_Text">tf.constant_initializer(value=0.0, dtype=tf.float32)</text:span></text:a> </text:p>
                </text:list-item>
                <text:list-item>
                  <text:p text:style-name="P34"><text:a xlink:type="simple" xlink:href="https://www.tensorflow.org/versions/r0.8/api_docs/python/state_ops.html#random_normal_initializer"><text:span text:style-name="Source_20_Text">tf.random_normal_initializer(mean=0.0, stddev=1.0, seed=None, dtype=tf.float32)</text:span></text:a> </text:p>
                </text:list-item>
                <text:list-item>
                  <text:p text:style-name="P34"><text:a xlink:type="simple" xlink:href="https://www.tensorflow.org/versions/r0.8/api_docs/python/state_ops.html#truncated_normal_initializer"><text:span text:style-name="Source_20_Text">tf.truncated_normal_initializer(mean=0.0, stddev=1.0, seed=None, dtype=tf.float32)</text:span></text:a> </text:p>
                </text:list-item>
                <text:list-item>
                  <text:p text:style-name="P34"><text:a xlink:type="simple" xlink:href="https://www.tensorflow.org/versions/r0.8/api_docs/python/state_ops.html#random_uniform_initializer"><text:span text:style-name="Source_20_Text">tf.random_uniform_initializer(minval=0.0, maxval=1.0, seed=None, dtype=tf.float32)</text:span></text:a> </text:p>
                </text:list-item>
                <text:list-item>
                  <text:p text:style-name="P34"><text:a xlink:type="simple" xlink:href="https://www.tensorflow.org/versions/r0.8/api_docs/python/state_ops.html#uniform_unit_scaling_initializer"><text:span text:style-name="Source_20_Text">tf.uniform_unit_scaling_initializer(factor=1.0, seed=None, dtype=tf.float32)</text:span></text:a> </text:p>
                </text:list-item>
                <text:list-item>
                  <text:p text:style-name="P34"><text:a xlink:type="simple" xlink:href="https://www.tensorflow.org/versions/r0.8/api_docs/python/state_ops.html#zeros_initializer"><text:span text:style-name="Source_20_Text">tf.zeros_initializer(shape, dtype=tf.float32)</text:span></text:a> </text:p>
                </text:list-item>
                <text:list-item>
                  <text:p text:style-name="P34"><text:a xlink:type="simple" xlink:href="https://www.tensorflow.org/versions/r0.8/api_docs/python/state_ops.html#ones_initializer"><text:span text:style-name="Source_20_Text">tf.ones_initializer(shape, dtype=tf.float32)</text:span></text:a> </text:p>
                </text:list-item>
              </text:list>
            </text:list-item>
            <text:list-item>
              <text:p text:style-name="P34"><text:a xlink:type="simple" xlink:href="https://www.tensorflow.org/versions/r0.8/api_docs/python/state_ops.html#sparse-variable-updates">Sparse Variable Updates</text:a> </text:p>
              <text:list>
                <text:list-item>
                  <text:p text:style-name="P34"><text:a xlink:type="simple" xlink:href="https://www.tensorflow.org/versions/r0.8/api_docs/python/state_ops.html#scatter_update"><text:span text:style-name="Source_20_Text">tf.scatter_update(ref, indices, updates, use_locking=None, name=None)</text:span></text:a> </text:p>
                </text:list-item>
                <text:list-item>
                  <text:p text:style-name="P34"><text:a xlink:type="simple" xlink:href="https://www.tensorflow.org/versions/r0.8/api_docs/python/state_ops.html#scatter_add"><text:span text:style-name="Source_20_Text">tf.scatter_add(ref, indices, updates, use_locking=None, name=None)</text:span></text:a> </text:p>
                </text:list-item>
                <text:list-item>
                  <text:p text:style-name="P34"><text:a xlink:type="simple" xlink:href="https://www.tensorflow.org/versions/r0.8/api_docs/python/state_ops.html#scatter_sub"><text:span text:style-name="Source_20_Text">tf.scatter_sub(ref, indices, updates, use_locking=None, name=None)</text:span></text:a> </text:p>
                </text:list-item>
                <text:list-item>
                  <text:p text:style-name="P34"><text:a xlink:type="simple" xlink:href="https://www.tensorflow.org/versions/r0.8/api_docs/python/state_ops.html#sparse_mask"><text:span text:style-name="Source_20_Text">tf.sparse_mask(a, mask_indices, name=None)</text:span></text:a> </text:p>
                </text:list-item>
                <text:list-item>
                  <text:p text:style-name="P31"><text:a xlink:type="simple" xlink:href="https://www.tensorflow.org/versions/r0.8/api_docs/python/state_ops.html#IndexedSlices"><text:span text:style-name="Source_20_Text">class tf.IndexedSlices</text:span></text:a> </text:p>
                </text:list-item>
              </text:list>
            </text:list-item>
          </text:list>
        </text:list-item>
      </text:list>
      <text:p text:style-name="P46"/>
      <text:h text:style-name="P79" text:outline-level="3"><text:bookmark text:name="Variable"/><text:span text:style-name="Source_20_Text">class tf.Variable</text:span></text:h>
      <text:p text:style-name="P46"><text:span text:style-name="Source_20_Text">import tensorflow as tf</text:span></text:p>
      <text:p text:style-name="Preformatted_20_Text"/>
      <text:p text:style-name="Preformatted_20_Text"><text:span text:style-name="Source_20_Text"># Create a variable.</text:span></text:p>
      <text:p text:style-name="Preformatted_20_Text"><text:span text:style-name="Source_20_Text">w = tf.Variable(&lt;initial-value&gt;, name=&lt;optional-name&gt;)</text:span></text:p>
      <text:p text:style-name="Preformatted_20_Text"/>
      <text:p text:style-name="Preformatted_20_Text"><text:span text:style-name="Source_20_Text"># Use the variable in the graph like any Tensor.</text:span></text:p>
      <text:p text:style-name="Preformatted_20_Text"><text:span text:style-name="Source_20_Text">y = tf.matmul(w, ...another variable or tensor...)</text:span></text:p>
      <text:p text:style-name="Preformatted_20_Text"/>
      <text:p text:style-name="Preformatted_20_Text"><text:span text:style-name="Source_20_Text"># The overloaded operators are available too.</text:span></text:p>
      <text:p text:style-name="Preformatted_20_Text"><text:span text:style-name="Source_20_Text">z = tf.sigmoid(w + b)</text:span></text:p>
      <text:p text:style-name="Preformatted_20_Text"/>
      <text:p text:style-name="Preformatted_20_Text"><text:span text:style-name="Source_20_Text"># Assign a new value to the variable with `assign()` or a related method.</text:span></text:p>
      <text:p text:style-name="Preformatted_20_Text"><text:span text:style-name="Source_20_Text">w.assign(w + 1.0)</text:span></text:p>
      <text:p text:style-name="P45"><text:span text:style-name="Source_20_Text">w.assign_add(1.0)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09:51.302304680</meta:creation-date>
    <dc:date>2016-05-02T01:17:04.546378749</dc:date>
    <meta:editing-duration>PT8H6M2S</meta:editing-duration>
    <meta:editing-cycles>19</meta:editing-cycles>
    <meta:generator>LibreOffice/4.2.8.2$Linux_X86_64 LibreOffice_project/420m0$Build-2</meta:generator>
    <meta:document-statistic meta:table-count="1" meta:image-count="0" meta:object-count="0" meta:page-count="42" meta:paragraph-count="785" meta:word-count="5151" meta:character-count="34433" meta:non-whitespace-character-count="30364"/>
  </office:meta>
</office:document-meta>
</file>